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138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0.8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55in"/>
    </style:style>
    <style:style style:name="co7" style:family="table-column">
      <style:table-column-properties fo:break-before="auto" style:column-width="0.6898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8138in"/>
    </style:style>
    <style:style style:name="co11" style:family="table-column">
      <style:table-column-properties fo:break-before="auto" style:column-width="0.8244in"/>
    </style:style>
    <style:style style:name="co12" style:family="table-column">
      <style:table-column-properties fo:break-before="auto" style:column-width="0.7417in"/>
    </style:style>
    <style:style style:name="co13" style:family="table-column">
      <style:table-column-properties fo:break-before="auto" style:column-width="0.7102in"/>
    </style:style>
    <style:style style:name="co14" style:family="table-column">
      <style:table-column-properties fo:break-before="auto" style:column-width="0.6689in"/>
    </style:style>
    <style:style style:name="co15" style:family="table-column">
      <style:table-column-properties fo:break-before="auto" style:column-width="0.5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08in" svg:height="3.5453in" svg:x="9.0461in" svg:y="0.0941in">
            <draw:object draw:notify-on-update-of-ranges="Sheet1.A2:Sheet1.A21 Sheet1.B1:Sheet1.B1 Sheet1.B2:Sheet1.B21 Sheet1.A2:Sheet1.A21 Sheet1.C1:Sheet1.C1 Sheet1.C2:Sheet1.C21 Sheet1.A2:Sheet1.A21 Sheet1.D1:Sheet1.D1 Sheet1.D2:Sheet1.D21 Sheet1.A2:Sheet1.A21 Sheet1.E1:Sheet1.E1 Sheet1.E2:Sheet1.E21 Sheet1.A2:Sheet1.A21 Sheet1.F1:Sheet1.F1 Sheet1.F2:Sheet1.F21 Sheet1.A2:Sheet1.A21 Sheet1.G1:Sheet1.G1 Sheet1.G2:Sheet1.G21 Sheet1.A2:Sheet1.A21 Sheet1.H1:Sheet1.H1 Sheet1.H2:Sheet1.H2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08in" svg:height="3.5453in" svg:x="10.3539in" svg:y="4.5071in">
            <draw:object draw:notify-on-update-of-ranges="Sheet1.A25:Sheet1.A44 Sheet1.I24:Sheet1.I24 Sheet1.I25:Sheet1.I44 Sheet1.A25:Sheet1.A44 Sheet1.J24:Sheet1.J24 Sheet1.J25:Sheet1.J4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Sheet1_3.A2]" office:value-type="float" office:value="0" calcext:value-type="float">
            <text:p>0</text:p>
          </table:table-cell>
          <table:table-cell table:formula="of:=[Sheet1_3.B2]" office:value-type="float" office:value="0.0444444" calcext:value-type="float">
            <text:p>0.0444444</text:p>
          </table:table-cell>
          <table:table-cell table:formula="of:=[Sheet1_3.C2]" office:value-type="float" office:value="1" calcext:value-type="float">
            <text:p>1</text:p>
          </table:table-cell>
          <table:table-cell table:formula="of:=[Sheet1_3.D2]" office:value-type="float" office:value="0.0292438" calcext:value-type="float">
            <text:p>0.0292438</text:p>
          </table:table-cell>
          <table:table-cell table:formula="of:=[Sheet1_3.E2]" office:value-type="float" office:value="0.228521" calcext:value-type="float">
            <text:p>0.228521</text:p>
          </table:table-cell>
          <table:table-cell table:formula="of:=[Sheet1_3.F2]" office:value-type="float" office:value="0.0739286" calcext:value-type="float">
            <text:p>0.0739286</text:p>
          </table:table-cell>
          <table:table-cell table:formula="of:=[Sheet1_3.G2]" office:value-type="float" office:value="0.95248" calcext:value-type="float">
            <text:p>0.95248</text:p>
          </table:table-cell>
          <table:table-cell table:formula="of:=[Sheet1_3.H2]" office:value-type="float" office:value="0.515625" calcext:value-type="float">
            <text:p>0.515625</text:p>
          </table:table-cell>
          <table:table-cell table:formula="of:=SUM([.B2:.H2])/7" office:value-type="float" office:value="0.4063204" calcext:value-type="float">
            <text:p>0.4063204</text:p>
          </table:table-cell>
          <table:table-cell table:formula="of:=POWER(PRODUCT([.B2:.H2]); 1/7)" office:value-type="float" office:value="0.195162799963899" calcext:value-type="float">
            <text:p>0.1951628</text:p>
          </table:table-cell>
        </table:table-row>
        <table:table-row table:style-name="ro1">
          <table:table-cell table:formula="of:=[Sheet1_3.A3]" office:value-type="float" office:value="0.0025" calcext:value-type="float">
            <text:p>0.0025</text:p>
          </table:table-cell>
          <table:table-cell table:formula="of:=[Sheet1_3.B3]" office:value-type="float" office:value="0.0507726" calcext:value-type="float">
            <text:p>0.0507726</text:p>
          </table:table-cell>
          <table:table-cell table:formula="of:=[Sheet1_3.C3]" office:value-type="float" office:value="1" calcext:value-type="float">
            <text:p>1</text:p>
          </table:table-cell>
          <table:table-cell table:formula="of:=[Sheet1_3.D3]" office:value-type="float" office:value="0.030622" calcext:value-type="float">
            <text:p>0.030622</text:p>
          </table:table-cell>
          <table:table-cell table:formula="of:=[Sheet1_3.E3]" office:value-type="float" office:value="0.229407" calcext:value-type="float">
            <text:p>0.229407</text:p>
          </table:table-cell>
          <table:table-cell table:formula="of:=[Sheet1_3.F3]" office:value-type="float" office:value="0.0702224" calcext:value-type="float">
            <text:p>0.0702224</text:p>
          </table:table-cell>
          <table:table-cell table:formula="of:=[Sheet1_3.G3]" office:value-type="float" office:value="0.95248" calcext:value-type="float">
            <text:p>0.95248</text:p>
          </table:table-cell>
          <table:table-cell table:formula="of:=[Sheet1_3.H3]" office:value-type="float" office:value="0.516875" calcext:value-type="float">
            <text:p>0.516875</text:p>
          </table:table-cell>
          <table:table-cell table:formula="of:=SUM([.B3:.H3])/7" office:value-type="float" office:value="0.407197" calcext:value-type="float">
            <text:p>0.407197</text:p>
          </table:table-cell>
          <table:table-cell table:formula="of:=POWER(PRODUCT([.B3:.H3]); 1/7)" office:value-type="float" office:value="0.198935542743519" calcext:value-type="float">
            <text:p>0.1989355427</text:p>
          </table:table-cell>
        </table:table-row>
        <table:table-row table:style-name="ro1">
          <table:table-cell table:formula="of:=[Sheet1_3.A4]" office:value-type="float" office:value="0.005" calcext:value-type="float">
            <text:p>0.005</text:p>
          </table:table-cell>
          <table:table-cell table:formula="of:=[Sheet1_3.B4]" office:value-type="float" office:value="0.0309051" calcext:value-type="float">
            <text:p>0.0309051</text:p>
          </table:table-cell>
          <table:table-cell table:formula="of:=[Sheet1_3.C4]" office:value-type="float" office:value="1" calcext:value-type="float">
            <text:p>1</text:p>
          </table:table-cell>
          <table:table-cell table:formula="of:=[Sheet1_3.D4]" office:value-type="float" office:value="0.0411136" calcext:value-type="float">
            <text:p>0.0411136</text:p>
          </table:table-cell>
          <table:table-cell table:formula="of:=[Sheet1_3.E4]" office:value-type="float" office:value="0.229407" calcext:value-type="float">
            <text:p>0.229407</text:p>
          </table:table-cell>
          <table:table-cell table:formula="of:=[Sheet1_3.F4]" office:value-type="float" office:value="0.0682059" calcext:value-type="float">
            <text:p>0.0682059</text:p>
          </table:table-cell>
          <table:table-cell table:formula="of:=[Sheet1_3.G4]" office:value-type="float" office:value="0.95248" calcext:value-type="float">
            <text:p>0.95248</text:p>
          </table:table-cell>
          <table:table-cell table:formula="of:=[Sheet1_3.H4]" office:value-type="float" office:value="0.520625" calcext:value-type="float">
            <text:p>0.520625</text:p>
          </table:table-cell>
          <table:table-cell table:formula="of:=SUM([.B4:.H4])/7" office:value-type="float" office:value="0.406105228571429" calcext:value-type="float">
            <text:p>0.4061052286</text:p>
          </table:table-cell>
          <table:table-cell table:formula="of:=POWER(PRODUCT([.B4:.H4]); 1/7)" office:value-type="float" office:value="0.192678015538323" calcext:value-type="float">
            <text:p>0.1926780155</text:p>
          </table:table-cell>
        </table:table-row>
        <table:table-row table:style-name="ro1">
          <table:table-cell table:formula="of:=[Sheet1_3.A5]" office:value-type="float" office:value="0.0075" calcext:value-type="float">
            <text:p>0.0075</text:p>
          </table:table-cell>
          <table:table-cell table:formula="of:=[Sheet1_3.B5]" office:value-type="float" office:value="0.039823" calcext:value-type="float">
            <text:p>0.039823</text:p>
          </table:table-cell>
          <table:table-cell table:formula="of:=[Sheet1_3.C5]" office:value-type="float" office:value="1" calcext:value-type="float">
            <text:p>1</text:p>
          </table:table-cell>
          <table:table-cell table:formula="of:=[Sheet1_3.D5]" office:value-type="float" office:value="0.0456053" calcext:value-type="float">
            <text:p>0.0456053</text:p>
          </table:table-cell>
          <table:table-cell table:formula="of:=[Sheet1_3.E5]" office:value-type="float" office:value="0.228521" calcext:value-type="float">
            <text:p>0.228521</text:p>
          </table:table-cell>
          <table:table-cell table:formula="of:=[Sheet1_3.F5]" office:value-type="float" office:value="0.0793207" calcext:value-type="float">
            <text:p>0.0793207</text:p>
          </table:table-cell>
          <table:table-cell table:formula="of:=[Sheet1_3.G5]" office:value-type="float" office:value="0.95248" calcext:value-type="float">
            <text:p>0.95248</text:p>
          </table:table-cell>
          <table:table-cell table:formula="of:=[Sheet1_3.H5]" office:value-type="float" office:value="0.526875" calcext:value-type="float">
            <text:p>0.526875</text:p>
          </table:table-cell>
          <table:table-cell table:formula="of:=SUM([.B5:.H5])/7" office:value-type="float" office:value="0.410375" calcext:value-type="float">
            <text:p>0.410375</text:p>
          </table:table-cell>
          <table:table-cell table:formula="of:=POWER(PRODUCT([.B5:.H5]); 1/7)" office:value-type="float" office:value="0.207424843791486" calcext:value-type="float">
            <text:p>0.2074248438</text:p>
          </table:table-cell>
        </table:table-row>
        <table:table-row table:style-name="ro1">
          <table:table-cell table:formula="of:=[Sheet1_3.A6]" office:value-type="float" office:value="0.01" calcext:value-type="float">
            <text:p>0.01</text:p>
          </table:table-cell>
          <table:table-cell table:formula="of:=[Sheet1_3.B6]" office:value-type="float" office:value="0.0266667" calcext:value-type="float">
            <text:p>0.0266667</text:p>
          </table:table-cell>
          <table:table-cell table:formula="of:=[Sheet1_3.C6]" office:value-type="float" office:value="1" calcext:value-type="float">
            <text:p>1</text:p>
          </table:table-cell>
          <table:table-cell table:formula="of:=[Sheet1_3.D6]" office:value-type="float" office:value="0.0458784" calcext:value-type="float">
            <text:p>0.0458784</text:p>
          </table:table-cell>
          <table:table-cell table:formula="of:=[Sheet1_3.E6]" office:value-type="float" office:value="0.228521" calcext:value-type="float">
            <text:p>0.228521</text:p>
          </table:table-cell>
          <table:table-cell table:formula="of:=[Sheet1_3.F6]" office:value-type="float" office:value="0.0959969" calcext:value-type="float">
            <text:p>0.0959969</text:p>
          </table:table-cell>
          <table:table-cell table:formula="of:=[Sheet1_3.G6]" office:value-type="float" office:value="0.95248" calcext:value-type="float">
            <text:p>0.95248</text:p>
          </table:table-cell>
          <table:table-cell table:formula="of:=[Sheet1_3.H6]" office:value-type="float" office:value="0.535625" calcext:value-type="float">
            <text:p>0.535625</text:p>
          </table:table-cell>
          <table:table-cell table:formula="of:=SUM([.B6:.H6])/7" office:value-type="float" office:value="0.412166857142857" calcext:value-type="float">
            <text:p>0.4121668571</text:p>
          </table:table-cell>
          <table:table-cell table:formula="of:=POWER(PRODUCT([.B6:.H6]); 1/7)" office:value-type="float" office:value="0.201934759318005" calcext:value-type="float">
            <text:p>0.2019347593</text:p>
          </table:table-cell>
        </table:table-row>
        <table:table-row table:style-name="ro1">
          <table:table-cell table:formula="of:=[Sheet1_3.A7]" office:value-type="float" office:value="0.0125" calcext:value-type="float">
            <text:p>0.0125</text:p>
          </table:table-cell>
          <table:table-cell table:formula="of:=[Sheet1_3.B7]" office:value-type="float" office:value="0.0353982" calcext:value-type="float">
            <text:p>0.0353982</text:p>
          </table:table-cell>
          <table:table-cell table:formula="of:=[Sheet1_3.C7]" office:value-type="float" office:value="1" calcext:value-type="float">
            <text:p>1</text:p>
          </table:table-cell>
          <table:table-cell table:formula="of:=[Sheet1_3.D7]" office:value-type="float" office:value="0.0390146" calcext:value-type="float">
            <text:p>0.0390146</text:p>
          </table:table-cell>
          <table:table-cell table:formula="of:=[Sheet1_3.E7]" office:value-type="float" office:value="0.228521" calcext:value-type="float">
            <text:p>0.228521</text:p>
          </table:table-cell>
          <table:table-cell table:formula="of:=[Sheet1_3.F7]" office:value-type="float" office:value="0.106228" calcext:value-type="float">
            <text:p>0.106228</text:p>
          </table:table-cell>
          <table:table-cell table:formula="of:=[Sheet1_3.G7]" office:value-type="float" office:value="0.952" calcext:value-type="float">
            <text:p>0.952</text:p>
          </table:table-cell>
          <table:table-cell table:formula="of:=[Sheet1_3.H7]" office:value-type="float" office:value="0.546875" calcext:value-type="float">
            <text:p>0.546875</text:p>
          </table:table-cell>
          <table:table-cell table:formula="of:=SUM([.B7:.H7])/7" office:value-type="float" office:value="0.415433828571429" calcext:value-type="float">
            <text:p>0.4154338286</text:p>
          </table:table-cell>
          <table:table-cell table:formula="of:=POWER(PRODUCT([.B7:.H7]); 1/7)" office:value-type="float" office:value="0.209060127525581" calcext:value-type="float">
            <text:p>0.2090601275</text:p>
          </table:table-cell>
        </table:table-row>
        <table:table-row table:style-name="ro1">
          <table:table-cell table:formula="of:=[Sheet1_3.A8]" office:value-type="float" office:value="0.015" calcext:value-type="float">
            <text:p>0.015</text:p>
          </table:table-cell>
          <table:table-cell table:formula="of:=[Sheet1_3.B8]" office:value-type="float" office:value="0.04" calcext:value-type="float">
            <text:p>0.04</text:p>
          </table:table-cell>
          <table:table-cell table:formula="of:=[Sheet1_3.C8]" office:value-type="float" office:value="1" calcext:value-type="float">
            <text:p>1</text:p>
          </table:table-cell>
          <table:table-cell table:formula="of:=[Sheet1_3.D8]" office:value-type="float" office:value="0.0641129" calcext:value-type="float">
            <text:p>0.0641129</text:p>
          </table:table-cell>
          <table:table-cell table:formula="of:=[Sheet1_3.E8]" office:value-type="float" office:value="0.225864" calcext:value-type="float">
            <text:p>0.225864</text:p>
          </table:table-cell>
          <table:table-cell table:formula="of:=[Sheet1_3.F8]" office:value-type="float" office:value="0.121511" calcext:value-type="float">
            <text:p>0.121511</text:p>
          </table:table-cell>
          <table:table-cell table:formula="of:=[Sheet1_3.G8]" office:value-type="float" office:value="0.925" calcext:value-type="float">
            <text:p>0.925</text:p>
          </table:table-cell>
          <table:table-cell table:formula="of:=[Sheet1_3.H8]" office:value-type="float" office:value="0.560625" calcext:value-type="float">
            <text:p>0.560625</text:p>
          </table:table-cell>
          <table:table-cell table:formula="of:=SUM([.B8:.H8])/7" office:value-type="float" office:value="0.419587557142857" calcext:value-type="float">
            <text:p>0.4195875571</text:p>
          </table:table-cell>
          <table:table-cell table:formula="of:=POWER(PRODUCT([.B8:.H8]); 1/7)" office:value-type="float" office:value="0.23229524316204" calcext:value-type="float">
            <text:p>0.2322952432</text:p>
          </table:table-cell>
        </table:table-row>
        <table:table-row table:style-name="ro1">
          <table:table-cell table:formula="of:=[Sheet1_3.A9]" office:value-type="float" office:value="0.0175" calcext:value-type="float">
            <text:p>0.0175</text:p>
          </table:table-cell>
          <table:table-cell table:formula="of:=[Sheet1_3.B9]" office:value-type="float" office:value="0.0397351" calcext:value-type="float">
            <text:p>0.0397351</text:p>
          </table:table-cell>
          <table:table-cell table:formula="of:=[Sheet1_3.C9]" office:value-type="float" office:value="1" calcext:value-type="float">
            <text:p>1</text:p>
          </table:table-cell>
          <table:table-cell table:formula="of:=[Sheet1_3.D9]" office:value-type="float" office:value="0.175792" calcext:value-type="float">
            <text:p>0.175792</text:p>
          </table:table-cell>
          <table:table-cell table:formula="of:=[Sheet1_3.E9]" office:value-type="float" office:value="0.217892" calcext:value-type="float">
            <text:p>0.217892</text:p>
          </table:table-cell>
          <table:table-cell table:formula="of:=[Sheet1_3.F9]" office:value-type="float" office:value="0.147127" calcext:value-type="float">
            <text:p>0.147127</text:p>
          </table:table-cell>
          <table:table-cell table:formula="of:=[Sheet1_3.G9]" office:value-type="float" office:value="0.866667" calcext:value-type="float">
            <text:p>0.866667</text:p>
          </table:table-cell>
          <table:table-cell table:formula="of:=[Sheet1_3.H9]" office:value-type="float" office:value="0.576875" calcext:value-type="float">
            <text:p>0.576875</text:p>
          </table:table-cell>
          <table:table-cell table:formula="of:=SUM([.B9:.H9])/7" office:value-type="float" office:value="0.432012585714286" calcext:value-type="float">
            <text:p>0.4320125857</text:p>
          </table:table-cell>
          <table:table-cell table:formula="of:=POWER(PRODUCT([.B9:.H9]); 1/7)" office:value-type="float" office:value="0.272632291847367" calcext:value-type="float">
            <text:p>0.2726322918</text:p>
          </table:table-cell>
        </table:table-row>
        <table:table-row table:style-name="ro1">
          <table:table-cell table:formula="of:=[Sheet1_3.A10]" office:value-type="float" office:value="0.02" calcext:value-type="float">
            <text:p>0.02</text:p>
          </table:table-cell>
          <table:table-cell table:formula="of:=[Sheet1_3.B10]" office:value-type="float" office:value="0.0441501" calcext:value-type="float">
            <text:p>0.0441501</text:p>
          </table:table-cell>
          <table:table-cell table:formula="of:=[Sheet1_3.C10]" office:value-type="float" office:value="1" calcext:value-type="float">
            <text:p>1</text:p>
          </table:table-cell>
          <table:table-cell table:formula="of:=[Sheet1_3.D10]" office:value-type="float" office:value="0.311283" calcext:value-type="float">
            <text:p>0.311283</text:p>
          </table:table-cell>
          <table:table-cell table:formula="of:=[Sheet1_3.E10]" office:value-type="float" office:value="0.19752" calcext:value-type="float">
            <text:p>0.19752</text:p>
          </table:table-cell>
          <table:table-cell table:formula="of:=[Sheet1_3.F10]" office:value-type="float" office:value="0.160462" calcext:value-type="float">
            <text:p>0.160462</text:p>
          </table:table-cell>
          <table:table-cell table:formula="of:=[Sheet1_3.G10]" office:value-type="float" office:value="0.7" calcext:value-type="float">
            <text:p>0.7</text:p>
          </table:table-cell>
          <table:table-cell table:formula="of:=[Sheet1_3.H10]" office:value-type="float" office:value="0.595625" calcext:value-type="float">
            <text:p>0.595625</text:p>
          </table:table-cell>
          <table:table-cell table:formula="of:=SUM([.B10:.H10])/7" office:value-type="float" office:value="0.429862871428571" calcext:value-type="float">
            <text:p>0.4298628714</text:p>
          </table:table-cell>
          <table:table-cell table:formula="of:=POWER(PRODUCT([.B10:.H10]); 1/7)" office:value-type="float" office:value="0.292140399407147" calcext:value-type="float">
            <text:p>0.2921403994</text:p>
          </table:table-cell>
        </table:table-row>
        <table:table-row table:style-name="ro1">
          <table:table-cell table:formula="of:=[Sheet1_3.A11]" office:value-type="float" office:value="0.0225" calcext:value-type="float">
            <text:p>0.0225</text:p>
          </table:table-cell>
          <table:table-cell table:formula="of:=[Sheet1_3.B11]" office:value-type="float" office:value="0.0176991" calcext:value-type="float">
            <text:p>0.0176991</text:p>
          </table:table-cell>
          <table:table-cell table:formula="of:=[Sheet1_3.C11]" office:value-type="float" office:value="1" calcext:value-type="float">
            <text:p>1</text:p>
          </table:table-cell>
          <table:table-cell table:formula="of:=[Sheet1_3.D11]" office:value-type="float" office:value="0.188283" calcext:value-type="float">
            <text:p>0.188283</text:p>
          </table:table-cell>
          <table:table-cell table:formula="of:=[Sheet1_3.E11]" office:value-type="float" office:value="0.064659" calcext:value-type="float">
            <text:p>0.064659</text:p>
          </table:table-cell>
          <table:table-cell table:formula="of:=[Sheet1_3.F11]" office:value-type="float" office:value="0.120424" calcext:value-type="float">
            <text:p>0.120424</text:p>
          </table:table-cell>
          <table:table-cell table:formula="of:=[Sheet1_3.G11]" office:value-type="float" office:value="0" calcext:value-type="float">
            <text:p>0</text:p>
          </table:table-cell>
          <table:table-cell table:formula="of:=[Sheet1_3.H11]" office:value-type="float" office:value="0.616875" calcext:value-type="float">
            <text:p>0.616875</text:p>
          </table:table-cell>
          <table:table-cell table:formula="of:=SUM([.B11:.H11])/7" office:value-type="float" office:value="0.286848585714286" calcext:value-type="float">
            <text:p>0.2868485857</text:p>
          </table:table-cell>
          <table:table-cell table:formula="of:=POWER(PRODUCT([.B11:.H11]); 1/7)" office:value-type="float" office:value="0" calcext:value-type="float">
            <text:p>0</text:p>
          </table:table-cell>
        </table:table-row>
        <table:table-row table:style-name="ro1">
          <table:table-cell table:formula="of:=[Sheet1_3.A12]" office:value-type="float" office:value="0.025" calcext:value-type="float">
            <text:p>0.025</text:p>
          </table:table-cell>
          <table:table-cell table:formula="of:=[Sheet1_3.B12]" office:value-type="float" office:value="0.00221729" calcext:value-type="float">
            <text:p>0.00221729</text:p>
          </table:table-cell>
          <table:table-cell table:formula="of:=[Sheet1_3.C12]" office:value-type="float" office:value="1" calcext:value-type="float">
            <text:p>1</text:p>
          </table:table-cell>
          <table:table-cell table:formula="of:=[Sheet1_3.D12]" office:value-type="float" office:value="0.105839" calcext:value-type="float">
            <text:p>0.105839</text:p>
          </table:table-cell>
          <table:table-cell table:formula="of:=[Sheet1_3.E12]" office:value-type="float" office:value="0.0177148" calcext:value-type="float">
            <text:p>0.0177148</text:p>
          </table:table-cell>
          <table:table-cell table:formula="of:=[Sheet1_3.F12]" office:value-type="float" office:value="0.0850257" calcext:value-type="float">
            <text:p>0.0850257</text:p>
          </table:table-cell>
          <table:table-cell table:formula="of:=[Sheet1_3.G12]" office:value-type="float" office:value="0" calcext:value-type="float">
            <text:p>0</text:p>
          </table:table-cell>
          <table:table-cell table:formula="of:=[Sheet1_3.H12]" office:value-type="float" office:value="0.640625" calcext:value-type="float">
            <text:p>0.640625</text:p>
          </table:table-cell>
          <table:table-cell table:formula="of:=SUM([.B12:.H12])/7" office:value-type="float" office:value="0.264488827142857" calcext:value-type="float">
            <text:p>0.2644888271</text:p>
          </table:table-cell>
          <table:table-cell table:formula="of:=POWER(PRODUCT([.B12:.H12]); 1/7)" office:value-type="float" office:value="0" calcext:value-type="float">
            <text:p>0</text:p>
          </table:table-cell>
        </table:table-row>
        <table:table-row table:style-name="ro1">
          <table:table-cell table:formula="of:=[Sheet1_3.A13]" office:value-type="float" office:value="0.0275" calcext:value-type="float">
            <text:p>0.0275</text:p>
          </table:table-cell>
          <table:table-cell table:formula="of:=[Sheet1_3.B13]" office:value-type="float" office:value="0" calcext:value-type="float">
            <text:p>0</text:p>
          </table:table-cell>
          <table:table-cell table:formula="of:=[Sheet1_3.C13]" office:value-type="float" office:value="0" calcext:value-type="float">
            <text:p>0</text:p>
          </table:table-cell>
          <table:table-cell table:formula="of:=[Sheet1_3.D13]" office:value-type="float" office:value="0" calcext:value-type="float">
            <text:p>0</text:p>
          </table:table-cell>
          <table:table-cell table:formula="of:=[Sheet1_3.E13]" office:value-type="float" office:value="0" calcext:value-type="float">
            <text:p>0</text:p>
          </table:table-cell>
          <table:table-cell table:formula="of:=[Sheet1_3.F13]" office:value-type="float" office:value="0" calcext:value-type="float">
            <text:p>0</text:p>
          </table:table-cell>
          <table:table-cell table:formula="of:=[Sheet1_3.G13]" office:value-type="float" office:value="0" calcext:value-type="float">
            <text:p>0</text:p>
          </table:table-cell>
          <table:table-cell table:formula="of:=[Sheet1_3.H13]" office:value-type="float" office:value="0" calcext:value-type="float">
            <text:p>0</text:p>
          </table:table-cell>
          <table:table-cell table:formula="of:=SUM([.B13:.H13])/7" office:value-type="float" office:value="0" calcext:value-type="float">
            <text:p>0</text:p>
          </table:table-cell>
          <table:table-cell table:formula="of:=POWER(PRODUCT([.B13:.H13]); 1/7)" office:value-type="float" office:value="0" calcext:value-type="float">
            <text:p>0</text:p>
          </table:table-cell>
        </table:table-row>
        <table:table-row table:style-name="ro1">
          <table:table-cell table:formula="of:=[Sheet1_3.A14]" office:value-type="float" office:value="0.03" calcext:value-type="float">
            <text:p>0.03</text:p>
          </table:table-cell>
          <table:table-cell table:formula="of:=[Sheet1_3.B14]" office:value-type="float" office:value="0" calcext:value-type="float">
            <text:p>0</text:p>
          </table:table-cell>
          <table:table-cell table:formula="of:=[Sheet1_3.C14]" office:value-type="float" office:value="0" calcext:value-type="float">
            <text:p>0</text:p>
          </table:table-cell>
          <table:table-cell table:formula="of:=[Sheet1_3.D14]" office:value-type="float" office:value="0" calcext:value-type="float">
            <text:p>0</text:p>
          </table:table-cell>
          <table:table-cell table:formula="of:=[Sheet1_3.E14]" office:value-type="float" office:value="0" calcext:value-type="float">
            <text:p>0</text:p>
          </table:table-cell>
          <table:table-cell table:formula="of:=[Sheet1_3.F14]" office:value-type="float" office:value="0" calcext:value-type="float">
            <text:p>0</text:p>
          </table:table-cell>
          <table:table-cell table:formula="of:=[Sheet1_3.G14]" office:value-type="float" office:value="0" calcext:value-type="float">
            <text:p>0</text:p>
          </table:table-cell>
          <table:table-cell table:formula="of:=[Sheet1_3.H14]" office:value-type="float" office:value="0" calcext:value-type="float">
            <text:p>0</text:p>
          </table:table-cell>
          <table:table-cell table:formula="of:=SUM([.B14:.H14])/7" office:value-type="float" office:value="0" calcext:value-type="float">
            <text:p>0</text:p>
          </table:table-cell>
          <table:table-cell table:formula="of:=POWER(PRODUCT([.B14:.H14]); 1/7)" office:value-type="float" office:value="0" calcext:value-type="float">
            <text:p>0</text:p>
          </table:table-cell>
        </table:table-row>
        <table:table-row table:style-name="ro1">
          <table:table-cell table:formula="of:=[Sheet1_3.A15]" office:value-type="float" office:value="0.0325" calcext:value-type="float">
            <text:p>0.0325</text:p>
          </table:table-cell>
          <table:table-cell table:formula="of:=[Sheet1_3.B15]" office:value-type="float" office:value="0" calcext:value-type="float">
            <text:p>0</text:p>
          </table:table-cell>
          <table:table-cell table:formula="of:=[Sheet1_3.C15]" office:value-type="float" office:value="0" calcext:value-type="float">
            <text:p>0</text:p>
          </table:table-cell>
          <table:table-cell table:formula="of:=[Sheet1_3.D15]" office:value-type="float" office:value="0" calcext:value-type="float">
            <text:p>0</text:p>
          </table:table-cell>
          <table:table-cell table:formula="of:=[Sheet1_3.E15]" office:value-type="float" office:value="0" calcext:value-type="float">
            <text:p>0</text:p>
          </table:table-cell>
          <table:table-cell table:formula="of:=[Sheet1_3.F15]" office:value-type="float" office:value="0" calcext:value-type="float">
            <text:p>0</text:p>
          </table:table-cell>
          <table:table-cell table:formula="of:=[Sheet1_3.G15]" office:value-type="float" office:value="0" calcext:value-type="float">
            <text:p>0</text:p>
          </table:table-cell>
          <table:table-cell table:formula="of:=[Sheet1_3.H15]" office:value-type="float" office:value="0" calcext:value-type="float">
            <text:p>0</text:p>
          </table:table-cell>
          <table:table-cell table:formula="of:=SUM([.B15:.H15])/7" office:value-type="float" office:value="0" calcext:value-type="float">
            <text:p>0</text:p>
          </table:table-cell>
          <table:table-cell table:formula="of:=POWER(PRODUCT([.B15:.H15]); 1/7)" office:value-type="float" office:value="0" calcext:value-type="float">
            <text:p>0</text:p>
          </table:table-cell>
        </table:table-row>
        <table:table-row table:style-name="ro1">
          <table:table-cell table:formula="of:=[Sheet1_3.A16]" office:value-type="float" office:value="0.035" calcext:value-type="float">
            <text:p>0.035</text:p>
          </table:table-cell>
          <table:table-cell table:formula="of:=[Sheet1_3.B16]" office:value-type="float" office:value="0" calcext:value-type="float">
            <text:p>0</text:p>
          </table:table-cell>
          <table:table-cell table:formula="of:=[Sheet1_3.C16]" office:value-type="float" office:value="0" calcext:value-type="float">
            <text:p>0</text:p>
          </table:table-cell>
          <table:table-cell table:formula="of:=[Sheet1_3.D16]" office:value-type="float" office:value="0" calcext:value-type="float">
            <text:p>0</text:p>
          </table:table-cell>
          <table:table-cell table:formula="of:=[Sheet1_3.E16]" office:value-type="float" office:value="0" calcext:value-type="float">
            <text:p>0</text:p>
          </table:table-cell>
          <table:table-cell table:formula="of:=[Sheet1_3.F16]" office:value-type="float" office:value="0" calcext:value-type="float">
            <text:p>0</text:p>
          </table:table-cell>
          <table:table-cell table:formula="of:=[Sheet1_3.G16]" office:value-type="float" office:value="0" calcext:value-type="float">
            <text:p>0</text:p>
          </table:table-cell>
          <table:table-cell table:formula="of:=[Sheet1_3.H16]" office:value-type="float" office:value="0" calcext:value-type="float">
            <text:p>0</text:p>
          </table:table-cell>
          <table:table-cell table:formula="of:=SUM([.B16:.H16])/7" office:value-type="float" office:value="0" calcext:value-type="float">
            <text:p>0</text:p>
          </table:table-cell>
          <table:table-cell table:formula="of:=POWER(PRODUCT([.B16:.H16]); 1/7)" office:value-type="float" office:value="0" calcext:value-type="float">
            <text:p>0</text:p>
          </table:table-cell>
        </table:table-row>
        <table:table-row table:style-name="ro1">
          <table:table-cell table:formula="of:=[Sheet1_3.A17]" office:value-type="float" office:value="0.0375" calcext:value-type="float">
            <text:p>0.0375</text:p>
          </table:table-cell>
          <table:table-cell table:formula="of:=[Sheet1_3.B17]" office:value-type="float" office:value="0" calcext:value-type="float">
            <text:p>0</text:p>
          </table:table-cell>
          <table:table-cell table:formula="of:=[Sheet1_3.C17]" office:value-type="float" office:value="0" calcext:value-type="float">
            <text:p>0</text:p>
          </table:table-cell>
          <table:table-cell table:formula="of:=[Sheet1_3.D17]" office:value-type="float" office:value="0" calcext:value-type="float">
            <text:p>0</text:p>
          </table:table-cell>
          <table:table-cell table:formula="of:=[Sheet1_3.E17]" office:value-type="float" office:value="0" calcext:value-type="float">
            <text:p>0</text:p>
          </table:table-cell>
          <table:table-cell table:formula="of:=[Sheet1_3.F17]" office:value-type="float" office:value="0" calcext:value-type="float">
            <text:p>0</text:p>
          </table:table-cell>
          <table:table-cell table:formula="of:=[Sheet1_3.G17]" office:value-type="float" office:value="0" calcext:value-type="float">
            <text:p>0</text:p>
          </table:table-cell>
          <table:table-cell table:formula="of:=[Sheet1_3.H17]" office:value-type="float" office:value="0" calcext:value-type="float">
            <text:p>0</text:p>
          </table:table-cell>
          <table:table-cell table:formula="of:=SUM([.B17:.H17])/7" office:value-type="float" office:value="0" calcext:value-type="float">
            <text:p>0</text:p>
          </table:table-cell>
          <table:table-cell table:formula="of:=POWER(PRODUCT([.B17:.H17]); 1/7)" office:value-type="float" office:value="0" calcext:value-type="float">
            <text:p>0</text:p>
          </table:table-cell>
        </table:table-row>
        <table:table-row table:style-name="ro1">
          <table:table-cell table:formula="of:=[Sheet1_3.A18]" office:value-type="float" office:value="0.04" calcext:value-type="float">
            <text:p>0.04</text:p>
          </table:table-cell>
          <table:table-cell table:formula="of:=[Sheet1_3.B18]" office:value-type="float" office:value="0" calcext:value-type="float">
            <text:p>0</text:p>
          </table:table-cell>
          <table:table-cell table:formula="of:=[Sheet1_3.C18]" office:value-type="float" office:value="0" calcext:value-type="float">
            <text:p>0</text:p>
          </table:table-cell>
          <table:table-cell table:formula="of:=[Sheet1_3.D18]" office:value-type="float" office:value="0" calcext:value-type="float">
            <text:p>0</text:p>
          </table:table-cell>
          <table:table-cell table:formula="of:=[Sheet1_3.E18]" office:value-type="float" office:value="0" calcext:value-type="float">
            <text:p>0</text:p>
          </table:table-cell>
          <table:table-cell table:formula="of:=[Sheet1_3.F18]" office:value-type="float" office:value="0" calcext:value-type="float">
            <text:p>0</text:p>
          </table:table-cell>
          <table:table-cell table:formula="of:=[Sheet1_3.G18]" office:value-type="float" office:value="0" calcext:value-type="float">
            <text:p>0</text:p>
          </table:table-cell>
          <table:table-cell table:formula="of:=[Sheet1_3.H18]" office:value-type="float" office:value="0" calcext:value-type="float">
            <text:p>0</text:p>
          </table:table-cell>
          <table:table-cell table:formula="of:=SUM([.B18:.H18])/7" office:value-type="float" office:value="0" calcext:value-type="float">
            <text:p>0</text:p>
          </table:table-cell>
          <table:table-cell table:formula="of:=POWER(PRODUCT([.B18:.H18]); 1/7)" office:value-type="float" office:value="0" calcext:value-type="float">
            <text:p>0</text:p>
          </table:table-cell>
        </table:table-row>
        <table:table-row table:style-name="ro1">
          <table:table-cell table:formula="of:=[Sheet1_3.A19]" office:value-type="float" office:value="0.0425" calcext:value-type="float">
            <text:p>0.0425</text:p>
          </table:table-cell>
          <table:table-cell table:formula="of:=[Sheet1_3.B19]" office:value-type="float" office:value="0" calcext:value-type="float">
            <text:p>0</text:p>
          </table:table-cell>
          <table:table-cell table:formula="of:=[Sheet1_3.C19]" office:value-type="float" office:value="0" calcext:value-type="float">
            <text:p>0</text:p>
          </table:table-cell>
          <table:table-cell table:formula="of:=[Sheet1_3.D19]" office:value-type="float" office:value="0" calcext:value-type="float">
            <text:p>0</text:p>
          </table:table-cell>
          <table:table-cell table:formula="of:=[Sheet1_3.E19]" office:value-type="float" office:value="0" calcext:value-type="float">
            <text:p>0</text:p>
          </table:table-cell>
          <table:table-cell table:formula="of:=[Sheet1_3.F19]" office:value-type="float" office:value="0" calcext:value-type="float">
            <text:p>0</text:p>
          </table:table-cell>
          <table:table-cell table:formula="of:=[Sheet1_3.G19]" office:value-type="float" office:value="0" calcext:value-type="float">
            <text:p>0</text:p>
          </table:table-cell>
          <table:table-cell table:formula="of:=[Sheet1_3.H19]" office:value-type="float" office:value="0" calcext:value-type="float">
            <text:p>0</text:p>
          </table:table-cell>
          <table:table-cell table:formula="of:=SUM([.B19:.H19])/7" office:value-type="float" office:value="0" calcext:value-type="float">
            <text:p>0</text:p>
          </table:table-cell>
          <table:table-cell table:formula="of:=POWER(PRODUCT([.B19:.H19]); 1/7)" office:value-type="float" office:value="0" calcext:value-type="float">
            <text:p>0</text:p>
          </table:table-cell>
        </table:table-row>
        <table:table-row table:style-name="ro1">
          <table:table-cell table:formula="of:=[Sheet1_3.A20]" office:value-type="float" office:value="0.045" calcext:value-type="float">
            <text:p>0.045</text:p>
          </table:table-cell>
          <table:table-cell table:formula="of:=[Sheet1_3.B20]" office:value-type="float" office:value="0" calcext:value-type="float">
            <text:p>0</text:p>
          </table:table-cell>
          <table:table-cell table:formula="of:=[Sheet1_3.C20]" office:value-type="float" office:value="0" calcext:value-type="float">
            <text:p>0</text:p>
          </table:table-cell>
          <table:table-cell table:formula="of:=[Sheet1_3.D20]" office:value-type="float" office:value="0" calcext:value-type="float">
            <text:p>0</text:p>
          </table:table-cell>
          <table:table-cell table:formula="of:=[Sheet1_3.E20]" office:value-type="float" office:value="0" calcext:value-type="float">
            <text:p>0</text:p>
          </table:table-cell>
          <table:table-cell table:formula="of:=[Sheet1_3.F20]" office:value-type="float" office:value="0" calcext:value-type="float">
            <text:p>0</text:p>
          </table:table-cell>
          <table:table-cell table:formula="of:=[Sheet1_3.G20]" office:value-type="float" office:value="0" calcext:value-type="float">
            <text:p>0</text:p>
          </table:table-cell>
          <table:table-cell table:formula="of:=[Sheet1_3.H20]" office:value-type="float" office:value="0" calcext:value-type="float">
            <text:p>0</text:p>
          </table:table-cell>
          <table:table-cell table:formula="of:=SUM([.B20:.H20])/7" office:value-type="float" office:value="0" calcext:value-type="float">
            <text:p>0</text:p>
          </table:table-cell>
          <table:table-cell table:formula="of:=POWER(PRODUCT([.B20:.H20]); 1/7)" office:value-type="float" office:value="0" calcext:value-type="float">
            <text:p>0</text:p>
          </table:table-cell>
        </table:table-row>
        <table:table-row table:style-name="ro1">
          <table:table-cell table:formula="of:=[Sheet1_3.A21]" office:value-type="float" office:value="0.0475" calcext:value-type="float">
            <text:p>0.0475</text:p>
          </table:table-cell>
          <table:table-cell table:formula="of:=[Sheet1_3.B21]" office:value-type="float" office:value="0" calcext:value-type="float">
            <text:p>0</text:p>
          </table:table-cell>
          <table:table-cell table:formula="of:=[Sheet1_3.C21]" office:value-type="float" office:value="0" calcext:value-type="float">
            <text:p>0</text:p>
          </table:table-cell>
          <table:table-cell table:formula="of:=[Sheet1_3.D21]" office:value-type="float" office:value="0" calcext:value-type="float">
            <text:p>0</text:p>
          </table:table-cell>
          <table:table-cell table:formula="of:=[Sheet1_3.E21]" office:value-type="float" office:value="0" calcext:value-type="float">
            <text:p>0</text:p>
          </table:table-cell>
          <table:table-cell table:formula="of:=[Sheet1_3.F21]" office:value-type="float" office:value="0" calcext:value-type="float">
            <text:p>0</text:p>
          </table:table-cell>
          <table:table-cell table:formula="of:=[Sheet1_3.G21]" office:value-type="float" office:value="0" calcext:value-type="float">
            <text:p>0</text:p>
          </table:table-cell>
          <table:table-cell table:formula="of:=[Sheet1_3.H21]" office:value-type="float" office:value="0" calcext:value-type="float">
            <text:p>0</text:p>
          </table:table-cell>
          <table:table-cell table:formula="of:=SUM([.B21:.H21])/7" office:value-type="float" office:value="0" calcext:value-type="float">
            <text:p>0</text:p>
          </table:table-cell>
          <table:table-cell table:formula="of:=POWER(PRODUCT([.B21:.H21]); 1/7)"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weight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string" calcext:value-type="string">
            <text:p>sum</text:p>
          </table:table-cell>
          <table:table-cell table:formula="of:=SUM([.B23:.H23])" office:value-type="float" office:value="2.002" calcext:value-type="float">
            <text:p>2.002</text:p>
          </table:table-cell>
        </table:table-row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formula="of:=[.A2]" office:value-type="float" office:value="0" calcext:value-type="float">
            <text:p>0</text:p>
          </table:table-cell>
          <table:table-cell table:formula="of:=POWER([.B2];[.B$23])" office:value-type="float" office:value="0.0444444" calcext:value-type="float">
            <text:p>0.0444444</text:p>
          </table:table-cell>
          <table:table-cell table:formula="of:=POWER([.C2];[.C$23])" office:value-type="float" office:value="1" calcext:value-type="float">
            <text:p>1</text:p>
          </table:table-cell>
          <table:table-cell table:formula="of:=POWER([.D2];[.D$23])" office:value-type="float" office:value="0.0292438" calcext:value-type="float">
            <text:p>0.0292438</text:p>
          </table:table-cell>
          <table:table-cell table:formula="of:=POWER([.E2];[.E$23])" office:value-type="float" office:value="1" calcext:value-type="float">
            <text:p>1</text:p>
          </table:table-cell>
          <table:table-cell table:formula="of:=POWER([.F2];[.F$23])" office:value-type="float" office:value="1" calcext:value-type="float">
            <text:p>1</text:p>
          </table:table-cell>
          <table:table-cell table:formula="of:=POWER([.G2];[.G$23])" office:value-type="float" office:value="0.999951315015575" calcext:value-type="float">
            <text:p>0.999951315</text:p>
          </table:table-cell>
          <table:table-cell table:formula="of:=POWER([.H2];[.H$23])" office:value-type="float" office:value="0.999337843800346" calcext:value-type="float">
            <text:p>0.9993378438</text:p>
          </table:table-cell>
          <table:table-cell table:formula="of:=SUM([.B25:.H25])/[.$J$23]" office:value-type="float" office:value="2.53395472468328" calcext:value-type="float">
            <text:p>2.5339547247</text:p>
          </table:table-cell>
          <table:table-cell table:formula="of:=POWER(PRODUCT([.B25:.H25]); 1/[.$J$23])" office:value-type="float" office:value="0.0361587000319337" calcext:value-type="float">
            <text:p>0.0361587</text:p>
          </table:table-cell>
        </table:table-row>
        <table:table-row table:style-name="ro1">
          <table:table-cell table:formula="of:=[.A3]" office:value-type="float" office:value="0.0025" calcext:value-type="float">
            <text:p>0.0025</text:p>
          </table:table-cell>
          <table:table-cell table:formula="of:=POWER([.B3];[.B$23])" office:value-type="float" office:value="0.0507726" calcext:value-type="float">
            <text:p>0.0507726</text:p>
          </table:table-cell>
          <table:table-cell table:formula="of:=POWER([.C3];[.C$23])" office:value-type="float" office:value="1" calcext:value-type="float">
            <text:p>1</text:p>
          </table:table-cell>
          <table:table-cell table:formula="of:=POWER([.D3];[.D$23])" office:value-type="float" office:value="0.030622" calcext:value-type="float">
            <text:p>0.030622</text:p>
          </table:table-cell>
          <table:table-cell table:formula="of:=POWER([.E3];[.E$23])" office:value-type="float" office:value="1" calcext:value-type="float">
            <text:p>1</text:p>
          </table:table-cell>
          <table:table-cell table:formula="of:=POWER([.F3];[.F$23])" office:value-type="float" office:value="1" calcext:value-type="float">
            <text:p>1</text:p>
          </table:table-cell>
          <table:table-cell table:formula="of:=POWER([.G3];[.G$23])" office:value-type="float" office:value="0.999951315015575" calcext:value-type="float">
            <text:p>0.999951315</text:p>
          </table:table-cell>
          <table:table-cell table:formula="of:=POWER([.H3];[.H$23])" office:value-type="float" office:value="0.999340263508679" calcext:value-type="float">
            <text:p>0.9993402635</text:p>
          </table:table-cell>
          <table:table-cell table:formula="of:=SUM([.B26:.H26])/[.$J$23]" office:value-type="float" office:value="2.53780528397815" calcext:value-type="float">
            <text:p>2.537805284</text:p>
          </table:table-cell>
          <table:table-cell table:formula="of:=POWER(PRODUCT([.B26:.H26]); 1/[.$J$23])" office:value-type="float" office:value="0.0395439927724574" calcext:value-type="float">
            <text:p>0.0395439928</text:p>
          </table:table-cell>
        </table:table-row>
        <table:table-row table:style-name="ro1">
          <table:table-cell table:formula="of:=[.A4]" office:value-type="float" office:value="0.005" calcext:value-type="float">
            <text:p>0.005</text:p>
          </table:table-cell>
          <table:table-cell table:formula="of:=POWER([.B4];[.B$23])" office:value-type="float" office:value="0.0309051" calcext:value-type="float">
            <text:p>0.0309051</text:p>
          </table:table-cell>
          <table:table-cell table:formula="of:=POWER([.C4];[.C$23])" office:value-type="float" office:value="1" calcext:value-type="float">
            <text:p>1</text:p>
          </table:table-cell>
          <table:table-cell table:formula="of:=POWER([.D4];[.D$23])" office:value-type="float" office:value="0.0411136" calcext:value-type="float">
            <text:p>0.0411136</text:p>
          </table:table-cell>
          <table:table-cell table:formula="of:=POWER([.E4];[.E$23])" office:value-type="float" office:value="1" calcext:value-type="float">
            <text:p>1</text:p>
          </table:table-cell>
          <table:table-cell table:formula="of:=POWER([.F4];[.F$23])" office:value-type="float" office:value="1" calcext:value-type="float">
            <text:p>1</text:p>
          </table:table-cell>
          <table:table-cell table:formula="of:=POWER([.G4];[.G$23])" office:value-type="float" office:value="0.999951315015575" calcext:value-type="float">
            <text:p>0.999951315</text:p>
          </table:table-cell>
          <table:table-cell table:formula="of:=POWER([.H4];[.H$23])" office:value-type="float" office:value="0.999347487712734" calcext:value-type="float">
            <text:p>0.9993474877</text:p>
          </table:table-cell>
          <table:table-cell table:formula="of:=SUM([.B27:.H27])/[.$J$23]" office:value-type="float" office:value="2.53312562573842" calcext:value-type="float">
            <text:p>2.5331256257</text:p>
          </table:table-cell>
          <table:table-cell table:formula="of:=POWER(PRODUCT([.B27:.H27]); 1/[.$J$23])" office:value-type="float" office:value="0.0357521544603176" calcext:value-type="float">
            <text:p>0.0357521545</text:p>
          </table:table-cell>
        </table:table-row>
        <table:table-row table:style-name="ro1">
          <table:table-cell table:formula="of:=[.A5]" office:value-type="float" office:value="0.0075" calcext:value-type="float">
            <text:p>0.0075</text:p>
          </table:table-cell>
          <table:table-cell table:formula="of:=POWER([.B5];[.B$23])" office:value-type="float" office:value="0.039823" calcext:value-type="float">
            <text:p>0.039823</text:p>
          </table:table-cell>
          <table:table-cell table:formula="of:=POWER([.C5];[.C$23])" office:value-type="float" office:value="1" calcext:value-type="float">
            <text:p>1</text:p>
          </table:table-cell>
          <table:table-cell table:formula="of:=POWER([.D5];[.D$23])" office:value-type="float" office:value="0.0456053" calcext:value-type="float">
            <text:p>0.0456053</text:p>
          </table:table-cell>
          <table:table-cell table:formula="of:=POWER([.E5];[.E$23])" office:value-type="float" office:value="1" calcext:value-type="float">
            <text:p>1</text:p>
          </table:table-cell>
          <table:table-cell table:formula="of:=POWER([.F5];[.F$23])" office:value-type="float" office:value="1" calcext:value-type="float">
            <text:p>1</text:p>
          </table:table-cell>
          <table:table-cell table:formula="of:=POWER([.G5];[.G$23])" office:value-type="float" office:value="0.999951315015575" calcext:value-type="float">
            <text:p>0.999951315</text:p>
          </table:table-cell>
          <table:table-cell table:formula="of:=POWER([.H5];[.H$23])" office:value-type="float" office:value="0.99935941331309" calcext:value-type="float">
            <text:p>0.9993594133</text:p>
          </table:table-cell>
          <table:table-cell table:formula="of:=SUM([.B28:.H28])/[.$J$23]" office:value-type="float" office:value="2.53982968447985" calcext:value-type="float">
            <text:p>2.5398296845</text:p>
          </table:table-cell>
          <table:table-cell table:formula="of:=POWER(PRODUCT([.B28:.H28]); 1/[.$J$23])" office:value-type="float" office:value="0.0427360258091917" calcext:value-type="float">
            <text:p>0.0427360258</text:p>
          </table:table-cell>
        </table:table-row>
        <table:table-row table:style-name="ro1">
          <table:table-cell table:formula="of:=[.A6]" office:value-type="float" office:value="0.01" calcext:value-type="float">
            <text:p>0.01</text:p>
          </table:table-cell>
          <table:table-cell table:formula="of:=POWER([.B6];[.B$23])" office:value-type="float" office:value="0.0266667" calcext:value-type="float">
            <text:p>0.0266667</text:p>
          </table:table-cell>
          <table:table-cell table:formula="of:=POWER([.C6];[.C$23])" office:value-type="float" office:value="1" calcext:value-type="float">
            <text:p>1</text:p>
          </table:table-cell>
          <table:table-cell table:formula="of:=POWER([.D6];[.D$23])" office:value-type="float" office:value="0.0458784" calcext:value-type="float">
            <text:p>0.0458784</text:p>
          </table:table-cell>
          <table:table-cell table:formula="of:=POWER([.E6];[.E$23])" office:value-type="float" office:value="1" calcext:value-type="float">
            <text:p>1</text:p>
          </table:table-cell>
          <table:table-cell table:formula="of:=POWER([.F6];[.F$23])" office:value-type="float" office:value="1" calcext:value-type="float">
            <text:p>1</text:p>
          </table:table-cell>
          <table:table-cell table:formula="of:=POWER([.G6];[.G$23])" office:value-type="float" office:value="0.999951315015575" calcext:value-type="float">
            <text:p>0.999951315</text:p>
          </table:table-cell>
          <table:table-cell table:formula="of:=POWER([.H6];[.H$23])" office:value-type="float" office:value="0.999375873858168" calcext:value-type="float">
            <text:p>0.9993758739</text:p>
          </table:table-cell>
          <table:table-cell table:formula="of:=SUM([.B29:.H29])/[.$J$23]" office:value-type="float" office:value="2.53340274169518" calcext:value-type="float">
            <text:p>2.5334027417</text:p>
          </table:table-cell>
          <table:table-cell table:formula="of:=POWER(PRODUCT([.B29:.H29]); 1/[.$J$23])" office:value-type="float" office:value="0.0350830651679605" calcext:value-type="float">
            <text:p>0.0350830652</text:p>
          </table:table-cell>
        </table:table-row>
        <table:table-row table:style-name="ro1">
          <table:table-cell table:formula="of:=[.A7]" office:value-type="float" office:value="0.0125" calcext:value-type="float">
            <text:p>0.0125</text:p>
          </table:table-cell>
          <table:table-cell table:formula="of:=POWER([.B7];[.B$23])" office:value-type="float" office:value="0.0353982" calcext:value-type="float">
            <text:p>0.0353982</text:p>
          </table:table-cell>
          <table:table-cell table:formula="of:=POWER([.C7];[.C$23])" office:value-type="float" office:value="1" calcext:value-type="float">
            <text:p>1</text:p>
          </table:table-cell>
          <table:table-cell table:formula="of:=POWER([.D7];[.D$23])" office:value-type="float" office:value="0.0390146" calcext:value-type="float">
            <text:p>0.0390146</text:p>
          </table:table-cell>
          <table:table-cell table:formula="of:=POWER([.E7];[.E$23])" office:value-type="float" office:value="1" calcext:value-type="float">
            <text:p>1</text:p>
          </table:table-cell>
          <table:table-cell table:formula="of:=POWER([.F7];[.F$23])" office:value-type="float" office:value="1" calcext:value-type="float">
            <text:p>1</text:p>
          </table:table-cell>
          <table:table-cell table:formula="of:=POWER([.G7];[.G$23])" office:value-type="float" office:value="0.999950810965629" calcext:value-type="float">
            <text:p>0.999950811</text:p>
          </table:table-cell>
          <table:table-cell table:formula="of:=POWER([.H7];[.H$23])" office:value-type="float" office:value="0.999396647068756" calcext:value-type="float">
            <text:p>0.9993966471</text:p>
          </table:table-cell>
          <table:table-cell table:formula="of:=SUM([.B30:.H30])/[.$J$23]" office:value-type="float" office:value="2.53434578323396" calcext:value-type="float">
            <text:p>2.5343457832</text:p>
          </table:table-cell>
          <table:table-cell table:formula="of:=POWER(PRODUCT([.B30:.H30]); 1/[.$J$23])" office:value-type="float" office:value="0.0372727159932911" calcext:value-type="float">
            <text:p>0.037272716</text:p>
          </table:table-cell>
        </table:table-row>
        <table:table-row table:style-name="ro1">
          <table:table-cell table:formula="of:=[.A8]" office:value-type="float" office:value="0.015" calcext:value-type="float">
            <text:p>0.015</text:p>
          </table:table-cell>
          <table:table-cell table:formula="of:=POWER([.B8];[.B$23])" office:value-type="float" office:value="0.04" calcext:value-type="float">
            <text:p>0.04</text:p>
          </table:table-cell>
          <table:table-cell table:formula="of:=POWER([.C8];[.C$23])" office:value-type="float" office:value="1" calcext:value-type="float">
            <text:p>1</text:p>
          </table:table-cell>
          <table:table-cell table:formula="of:=POWER([.D8];[.D$23])" office:value-type="float" office:value="0.0641129" calcext:value-type="float">
            <text:p>0.0641129</text:p>
          </table:table-cell>
          <table:table-cell table:formula="of:=POWER([.E8];[.E$23])" office:value-type="float" office:value="1" calcext:value-type="float">
            <text:p>1</text:p>
          </table:table-cell>
          <table:table-cell table:formula="of:=POWER([.F8];[.F$23])" office:value-type="float" office:value="1" calcext:value-type="float">
            <text:p>1</text:p>
          </table:table-cell>
          <table:table-cell table:formula="of:=POWER([.G8];[.G$23])" office:value-type="float" office:value="0.999922041497452" calcext:value-type="float">
            <text:p>0.9999220415</text:p>
          </table:table-cell>
          <table:table-cell table:formula="of:=POWER([.H8];[.H$23])" office:value-type="float" office:value="0.999421464370142" calcext:value-type="float">
            <text:p>0.9994214644</text:p>
          </table:table-cell>
          <table:table-cell table:formula="of:=SUM([.B31:.H31])/[.$J$23]" office:value-type="float" office:value="2.54917902390989" calcext:value-type="float">
            <text:p>2.5491790239</text:p>
          </table:table-cell>
          <table:table-cell table:formula="of:=POWER(PRODUCT([.B31:.H31]); 1/[.$J$23])" office:value-type="float" office:value="0.050775529276725" calcext:value-type="float">
            <text:p>0.0507755293</text:p>
          </table:table-cell>
        </table:table-row>
        <table:table-row table:style-name="ro1">
          <table:table-cell table:formula="of:=[.A9]" office:value-type="float" office:value="0.0175" calcext:value-type="float">
            <text:p>0.0175</text:p>
          </table:table-cell>
          <table:table-cell table:formula="of:=POWER([.B9];[.B$23])" office:value-type="float" office:value="0.0397351" calcext:value-type="float">
            <text:p>0.0397351</text:p>
          </table:table-cell>
          <table:table-cell table:formula="of:=POWER([.C9];[.C$23])" office:value-type="float" office:value="1" calcext:value-type="float">
            <text:p>1</text:p>
          </table:table-cell>
          <table:table-cell table:formula="of:=POWER([.D9];[.D$23])" office:value-type="float" office:value="0.175792" calcext:value-type="float">
            <text:p>0.175792</text:p>
          </table:table-cell>
          <table:table-cell table:formula="of:=POWER([.E9];[.E$23])" office:value-type="float" office:value="1" calcext:value-type="float">
            <text:p>1</text:p>
          </table:table-cell>
          <table:table-cell table:formula="of:=POWER([.F9];[.F$23])" office:value-type="float" office:value="1" calcext:value-type="float">
            <text:p>1</text:p>
          </table:table-cell>
          <table:table-cell table:formula="of:=POWER([.G9];[.G$23])" office:value-type="float" office:value="0.999856909779357" calcext:value-type="float">
            <text:p>0.9998569098</text:p>
          </table:table-cell>
          <table:table-cell table:formula="of:=POWER([.H9];[.H$23])" office:value-type="float" office:value="0.999450021619859" calcext:value-type="float">
            <text:p>0.9994500216</text:p>
          </table:table-cell>
          <table:table-cell table:formula="of:=SUM([.B32:.H32])/[.$J$23]" office:value-type="float" office:value="2.60481220349611" calcext:value-type="float">
            <text:p>2.6048122035</text:p>
          </table:table-cell>
          <table:table-cell table:formula="of:=POWER(PRODUCT([.B32:.H32]); 1/[.$J$23])" office:value-type="float" office:value="0.0837554666310094" calcext:value-type="float">
            <text:p>0.0837554666</text:p>
          </table:table-cell>
        </table:table-row>
        <table:table-row table:style-name="ro1">
          <table:table-cell table:formula="of:=[.A10]" office:value-type="float" office:value="0.02" calcext:value-type="float">
            <text:p>0.02</text:p>
          </table:table-cell>
          <table:table-cell table:formula="of:=POWER([.B10];[.B$23])" office:value-type="float" office:value="0.0441501" calcext:value-type="float">
            <text:p>0.0441501</text:p>
          </table:table-cell>
          <table:table-cell table:formula="of:=POWER([.C10];[.C$23])" office:value-type="float" office:value="1" calcext:value-type="float">
            <text:p>1</text:p>
          </table:table-cell>
          <table:table-cell table:formula="of:=POWER([.D10];[.D$23])" office:value-type="float" office:value="0.311283" calcext:value-type="float">
            <text:p>0.311283</text:p>
          </table:table-cell>
          <table:table-cell table:formula="of:=POWER([.E10];[.E$23])" office:value-type="float" office:value="1" calcext:value-type="float">
            <text:p>1</text:p>
          </table:table-cell>
          <table:table-cell table:formula="of:=POWER([.F10];[.F$23])" office:value-type="float" office:value="1" calcext:value-type="float">
            <text:p>1</text:p>
          </table:table-cell>
          <table:table-cell table:formula="of:=POWER([.G10];[.G$23])" office:value-type="float" office:value="0.999643388657007" calcext:value-type="float">
            <text:p>0.9996433887</text:p>
          </table:table-cell>
          <table:table-cell table:formula="of:=POWER([.H10];[.H$23])" office:value-type="float" office:value="0.999481990208849" calcext:value-type="float">
            <text:p>0.9994819902</text:p>
          </table:table-cell>
          <table:table-cell table:formula="of:=SUM([.B33:.H33])/[.$J$23]" office:value-type="float" office:value="2.67460463479813" calcext:value-type="float">
            <text:p>2.6746046348</text:p>
          </table:table-cell>
          <table:table-cell table:formula="of:=POWER(PRODUCT([.B33:.H33]); 1/[.$J$23])" office:value-type="float" office:value="0.117431281198845" calcext:value-type="float">
            <text:p>0.1174312812</text:p>
          </table:table-cell>
        </table:table-row>
        <table:table-row table:style-name="ro1">
          <table:table-cell table:formula="of:=[.A11]" office:value-type="float" office:value="0.0225" calcext:value-type="float">
            <text:p>0.0225</text:p>
          </table:table-cell>
          <table:table-cell table:formula="of:=POWER([.B11];[.B$23])" office:value-type="float" office:value="0.0176991" calcext:value-type="float">
            <text:p>0.0176991</text:p>
          </table:table-cell>
          <table:table-cell table:formula="of:=POWER([.C11];[.C$23])" office:value-type="float" office:value="1" calcext:value-type="float">
            <text:p>1</text:p>
          </table:table-cell>
          <table:table-cell table:formula="of:=POWER([.D11];[.D$23])" office:value-type="float" office:value="0.188283" calcext:value-type="float">
            <text:p>0.188283</text:p>
          </table:table-cell>
          <table:table-cell table:formula="of:=POWER([.E11];[.E$23])" office:value-type="float" office:value="1" calcext:value-type="float">
            <text:p>1</text:p>
          </table:table-cell>
          <table:table-cell table:formula="of:=POWER([.F11];[.F$23])" office:value-type="float" office:value="1" calcext:value-type="float">
            <text:p>1</text:p>
          </table:table-cell>
          <table:table-cell table:formula="of:=POWER([.G11];[.G$23])" office:value-type="float" office:value="0" calcext:value-type="float">
            <text:p>0</text:p>
          </table:table-cell>
          <table:table-cell table:formula="of:=POWER([.H11];[.H$23])" office:value-type="float" office:value="0.999517027799845" calcext:value-type="float">
            <text:p>0.9995170278</text:p>
          </table:table-cell>
          <table:table-cell table:formula="of:=SUM([.B34:.H34])/[.$J$23]" office:value-type="float" office:value="2.10064891498494" calcext:value-type="float">
            <text:p>2.100648915</text:p>
          </table:table-cell>
          <table:table-cell table:formula="of:=POWER(PRODUCT([.B34:.H34]); 1/[.$J$23])" office:value-type="float" office:value="0" calcext:value-type="float">
            <text:p>0</text:p>
          </table:table-cell>
        </table:table-row>
        <table:table-row table:style-name="ro1">
          <table:table-cell table:formula="of:=[.A12]" office:value-type="float" office:value="0.025" calcext:value-type="float">
            <text:p>0.025</text:p>
          </table:table-cell>
          <table:table-cell table:formula="of:=POWER([.B12];[.B$23])" office:value-type="float" office:value="0.00221729" calcext:value-type="float">
            <text:p>0.00221729</text:p>
          </table:table-cell>
          <table:table-cell table:formula="of:=POWER([.C12];[.C$23])" office:value-type="float" office:value="1" calcext:value-type="float">
            <text:p>1</text:p>
          </table:table-cell>
          <table:table-cell table:formula="of:=POWER([.D12];[.D$23])" office:value-type="float" office:value="0.105839" calcext:value-type="float">
            <text:p>0.105839</text:p>
          </table:table-cell>
          <table:table-cell table:formula="of:=POWER([.E12];[.E$23])" office:value-type="float" office:value="1" calcext:value-type="float">
            <text:p>1</text:p>
          </table:table-cell>
          <table:table-cell table:formula="of:=POWER([.F12];[.F$23])" office:value-type="float" office:value="1" calcext:value-type="float">
            <text:p>1</text:p>
          </table:table-cell>
          <table:table-cell table:formula="of:=POWER([.G12];[.G$23])" office:value-type="float" office:value="0" calcext:value-type="float">
            <text:p>0</text:p>
          </table:table-cell>
          <table:table-cell table:formula="of:=POWER([.H12];[.H$23])" office:value-type="float" office:value="0.999554788119579" calcext:value-type="float">
            <text:p>0.9995547881</text:p>
          </table:table-cell>
          <table:table-cell table:formula="of:=SUM([.B35:.H35])/[.$J$23]" office:value-type="float" office:value="2.05175378527452" calcext:value-type="float">
            <text:p>2.0517537853</text:p>
          </table:table-cell>
          <table:table-cell table:formula="of:=POWER(PRODUCT([.B35:.H35]); 1/[.$J$23])" office:value-type="float" office:value="0" calcext:value-type="float">
            <text:p>0</text:p>
          </table:table-cell>
        </table:table-row>
        <table:table-row table:style-name="ro1">
          <table:table-cell table:formula="of:=[.A13]" office:value-type="float" office:value="0.0275" calcext:value-type="float">
            <text:p>0.0275</text:p>
          </table:table-cell>
          <table:table-cell table:formula="of:=POWER([.B13];[.B$23])" office:value-type="float" office:value="0" calcext:value-type="float">
            <text:p>0</text:p>
          </table:table-cell>
          <table:table-cell table:formula="of:=POWER([.C13];[.C$23])" office:value-type="float" office:value="1" calcext:value-type="float">
            <text:p>1</text:p>
          </table:table-cell>
          <table:table-cell table:formula="of:=POWER([.D13];[.D$23])" office:value-type="float" office:value="0" calcext:value-type="float">
            <text:p>0</text:p>
          </table:table-cell>
          <table:table-cell table:formula="of:=POWER([.E13];[.E$23])" office:value-type="float" office:value="1" calcext:value-type="float">
            <text:p>1</text:p>
          </table:table-cell>
          <table:table-cell table:formula="of:=POWER([.F13];[.F$23])" office:value-type="float" office:value="1" calcext:value-type="float">
            <text:p>1</text:p>
          </table:table-cell>
          <table:table-cell table:formula="of:=POWER([.G13];[.G$23])" office:value-type="float" office:value="0" calcext:value-type="float">
            <text:p>0</text:p>
          </table:table-cell>
          <table:table-cell table:formula="of:=POWER([.H13];[.H$23])" office:value-type="float" office:value="0" calcext:value-type="float">
            <text:p>0</text:p>
          </table:table-cell>
          <table:table-cell table:formula="of:=SUM([.B36:.H36])/[.$J$23]" office:value-type="float" office:value="1.4985014985015" calcext:value-type="float">
            <text:p>1.4985014985</text:p>
          </table:table-cell>
          <table:table-cell table:formula="of:=POWER(PRODUCT([.B36:.H36]); 1/[.$J$23])" office:value-type="float" office:value="0" calcext:value-type="float">
            <text:p>0</text:p>
          </table:table-cell>
        </table:table-row>
        <table:table-row table:style-name="ro1">
          <table:table-cell table:formula="of:=[.A14]" office:value-type="float" office:value="0.03" calcext:value-type="float">
            <text:p>0.03</text:p>
          </table:table-cell>
          <table:table-cell table:formula="of:=POWER([.B14];[.B$23])" office:value-type="float" office:value="0" calcext:value-type="float">
            <text:p>0</text:p>
          </table:table-cell>
          <table:table-cell table:formula="of:=POWER([.C14];[.C$23])" office:value-type="float" office:value="1" calcext:value-type="float">
            <text:p>1</text:p>
          </table:table-cell>
          <table:table-cell table:formula="of:=POWER([.D14];[.D$23])" office:value-type="float" office:value="0" calcext:value-type="float">
            <text:p>0</text:p>
          </table:table-cell>
          <table:table-cell table:formula="of:=POWER([.E14];[.E$23])" office:value-type="float" office:value="1" calcext:value-type="float">
            <text:p>1</text:p>
          </table:table-cell>
          <table:table-cell table:formula="of:=POWER([.F14];[.F$23])" office:value-type="float" office:value="1" calcext:value-type="float">
            <text:p>1</text:p>
          </table:table-cell>
          <table:table-cell table:formula="of:=POWER([.G14];[.G$23])" office:value-type="float" office:value="0" calcext:value-type="float">
            <text:p>0</text:p>
          </table:table-cell>
          <table:table-cell table:formula="of:=POWER([.H14];[.H$23])" office:value-type="float" office:value="0" calcext:value-type="float">
            <text:p>0</text:p>
          </table:table-cell>
          <table:table-cell table:formula="of:=SUM([.B37:.H37])/[.$J$23]" office:value-type="float" office:value="1.4985014985015" calcext:value-type="float">
            <text:p>1.4985014985</text:p>
          </table:table-cell>
          <table:table-cell table:formula="of:=POWER(PRODUCT([.B37:.H37]); 1/[.$J$23])" office:value-type="float" office:value="0" calcext:value-type="float">
            <text:p>0</text:p>
          </table:table-cell>
        </table:table-row>
        <table:table-row table:style-name="ro1">
          <table:table-cell table:formula="of:=[.A15]" office:value-type="float" office:value="0.0325" calcext:value-type="float">
            <text:p>0.0325</text:p>
          </table:table-cell>
          <table:table-cell table:formula="of:=POWER([.B15];[.B$23])" office:value-type="float" office:value="0" calcext:value-type="float">
            <text:p>0</text:p>
          </table:table-cell>
          <table:table-cell table:formula="of:=POWER([.C15];[.C$23])" office:value-type="float" office:value="1" calcext:value-type="float">
            <text:p>1</text:p>
          </table:table-cell>
          <table:table-cell table:formula="of:=POWER([.D15];[.D$23])" office:value-type="float" office:value="0" calcext:value-type="float">
            <text:p>0</text:p>
          </table:table-cell>
          <table:table-cell table:formula="of:=POWER([.E15];[.E$23])" office:value-type="float" office:value="1" calcext:value-type="float">
            <text:p>1</text:p>
          </table:table-cell>
          <table:table-cell table:formula="of:=POWER([.F15];[.F$23])" office:value-type="float" office:value="1" calcext:value-type="float">
            <text:p>1</text:p>
          </table:table-cell>
          <table:table-cell table:formula="of:=POWER([.G15];[.G$23])" office:value-type="float" office:value="0" calcext:value-type="float">
            <text:p>0</text:p>
          </table:table-cell>
          <table:table-cell table:formula="of:=POWER([.H15];[.H$23])" office:value-type="float" office:value="0" calcext:value-type="float">
            <text:p>0</text:p>
          </table:table-cell>
          <table:table-cell table:formula="of:=SUM([.B38:.H38])/[.$J$23]" office:value-type="float" office:value="1.4985014985015" calcext:value-type="float">
            <text:p>1.4985014985</text:p>
          </table:table-cell>
          <table:table-cell table:formula="of:=POWER(PRODUCT([.B38:.H38]); 1/[.$J$23])" office:value-type="float" office:value="0" calcext:value-type="float">
            <text:p>0</text:p>
          </table:table-cell>
        </table:table-row>
        <table:table-row table:style-name="ro1">
          <table:table-cell table:formula="of:=[.A16]" office:value-type="float" office:value="0.035" calcext:value-type="float">
            <text:p>0.035</text:p>
          </table:table-cell>
          <table:table-cell table:formula="of:=POWER([.B16];[.B$23])" office:value-type="float" office:value="0" calcext:value-type="float">
            <text:p>0</text:p>
          </table:table-cell>
          <table:table-cell table:formula="of:=POWER([.C16];[.C$23])" office:value-type="float" office:value="1" calcext:value-type="float">
            <text:p>1</text:p>
          </table:table-cell>
          <table:table-cell table:formula="of:=POWER([.D16];[.D$23])" office:value-type="float" office:value="0" calcext:value-type="float">
            <text:p>0</text:p>
          </table:table-cell>
          <table:table-cell table:formula="of:=POWER([.E16];[.E$23])" office:value-type="float" office:value="1" calcext:value-type="float">
            <text:p>1</text:p>
          </table:table-cell>
          <table:table-cell table:formula="of:=POWER([.F16];[.F$23])" office:value-type="float" office:value="1" calcext:value-type="float">
            <text:p>1</text:p>
          </table:table-cell>
          <table:table-cell table:formula="of:=POWER([.G16];[.G$23])" office:value-type="float" office:value="0" calcext:value-type="float">
            <text:p>0</text:p>
          </table:table-cell>
          <table:table-cell table:formula="of:=POWER([.H16];[.H$23])" office:value-type="float" office:value="0" calcext:value-type="float">
            <text:p>0</text:p>
          </table:table-cell>
          <table:table-cell table:formula="of:=SUM([.B39:.H39])/[.$J$23]" office:value-type="float" office:value="1.4985014985015" calcext:value-type="float">
            <text:p>1.4985014985</text:p>
          </table:table-cell>
          <table:table-cell table:formula="of:=POWER(PRODUCT([.B39:.H39]); 1/[.$J$23])" office:value-type="float" office:value="0" calcext:value-type="float">
            <text:p>0</text:p>
          </table:table-cell>
        </table:table-row>
        <table:table-row table:style-name="ro1">
          <table:table-cell table:formula="of:=[.A17]" office:value-type="float" office:value="0.0375" calcext:value-type="float">
            <text:p>0.0375</text:p>
          </table:table-cell>
          <table:table-cell table:formula="of:=POWER([.B17];[.B$23])" office:value-type="float" office:value="0" calcext:value-type="float">
            <text:p>0</text:p>
          </table:table-cell>
          <table:table-cell table:formula="of:=POWER([.C17];[.C$23])" office:value-type="float" office:value="1" calcext:value-type="float">
            <text:p>1</text:p>
          </table:table-cell>
          <table:table-cell table:formula="of:=POWER([.D17];[.D$23])" office:value-type="float" office:value="0" calcext:value-type="float">
            <text:p>0</text:p>
          </table:table-cell>
          <table:table-cell table:formula="of:=POWER([.E17];[.E$23])" office:value-type="float" office:value="1" calcext:value-type="float">
            <text:p>1</text:p>
          </table:table-cell>
          <table:table-cell table:formula="of:=POWER([.F17];[.F$23])" office:value-type="float" office:value="1" calcext:value-type="float">
            <text:p>1</text:p>
          </table:table-cell>
          <table:table-cell table:formula="of:=POWER([.G17];[.G$23])" office:value-type="float" office:value="0" calcext:value-type="float">
            <text:p>0</text:p>
          </table:table-cell>
          <table:table-cell table:formula="of:=POWER([.H17];[.H$23])" office:value-type="float" office:value="0" calcext:value-type="float">
            <text:p>0</text:p>
          </table:table-cell>
          <table:table-cell table:formula="of:=SUM([.B40:.H40])/[.$J$23]" office:value-type="float" office:value="1.4985014985015" calcext:value-type="float">
            <text:p>1.4985014985</text:p>
          </table:table-cell>
          <table:table-cell table:formula="of:=POWER(PRODUCT([.B40:.H40]); 1/[.$J$23])" office:value-type="float" office:value="0" calcext:value-type="float">
            <text:p>0</text:p>
          </table:table-cell>
        </table:table-row>
        <table:table-row table:style-name="ro1">
          <table:table-cell table:formula="of:=[.A18]" office:value-type="float" office:value="0.04" calcext:value-type="float">
            <text:p>0.04</text:p>
          </table:table-cell>
          <table:table-cell table:formula="of:=POWER([.B18];[.B$23])" office:value-type="float" office:value="0" calcext:value-type="float">
            <text:p>0</text:p>
          </table:table-cell>
          <table:table-cell table:formula="of:=POWER([.C18];[.C$23])" office:value-type="float" office:value="1" calcext:value-type="float">
            <text:p>1</text:p>
          </table:table-cell>
          <table:table-cell table:formula="of:=POWER([.D18];[.D$23])" office:value-type="float" office:value="0" calcext:value-type="float">
            <text:p>0</text:p>
          </table:table-cell>
          <table:table-cell table:formula="of:=POWER([.E18];[.E$23])" office:value-type="float" office:value="1" calcext:value-type="float">
            <text:p>1</text:p>
          </table:table-cell>
          <table:table-cell table:formula="of:=POWER([.F18];[.F$23])" office:value-type="float" office:value="1" calcext:value-type="float">
            <text:p>1</text:p>
          </table:table-cell>
          <table:table-cell table:formula="of:=POWER([.G18];[.G$23])" office:value-type="float" office:value="0" calcext:value-type="float">
            <text:p>0</text:p>
          </table:table-cell>
          <table:table-cell table:formula="of:=POWER([.H18];[.H$23])" office:value-type="float" office:value="0" calcext:value-type="float">
            <text:p>0</text:p>
          </table:table-cell>
          <table:table-cell table:formula="of:=SUM([.B41:.H41])/[.$J$23]" office:value-type="float" office:value="1.4985014985015" calcext:value-type="float">
            <text:p>1.4985014985</text:p>
          </table:table-cell>
          <table:table-cell table:formula="of:=POWER(PRODUCT([.B41:.H41]); 1/[.$J$23])" office:value-type="float" office:value="0" calcext:value-type="float">
            <text:p>0</text:p>
          </table:table-cell>
        </table:table-row>
        <table:table-row table:style-name="ro1">
          <table:table-cell table:formula="of:=[.A19]" office:value-type="float" office:value="0.0425" calcext:value-type="float">
            <text:p>0.0425</text:p>
          </table:table-cell>
          <table:table-cell table:formula="of:=POWER([.B19];[.B$23])" office:value-type="float" office:value="0" calcext:value-type="float">
            <text:p>0</text:p>
          </table:table-cell>
          <table:table-cell table:formula="of:=POWER([.C19];[.C$23])" office:value-type="float" office:value="1" calcext:value-type="float">
            <text:p>1</text:p>
          </table:table-cell>
          <table:table-cell table:formula="of:=POWER([.D19];[.D$23])" office:value-type="float" office:value="0" calcext:value-type="float">
            <text:p>0</text:p>
          </table:table-cell>
          <table:table-cell table:formula="of:=POWER([.E19];[.E$23])" office:value-type="float" office:value="1" calcext:value-type="float">
            <text:p>1</text:p>
          </table:table-cell>
          <table:table-cell table:formula="of:=POWER([.F19];[.F$23])" office:value-type="float" office:value="1" calcext:value-type="float">
            <text:p>1</text:p>
          </table:table-cell>
          <table:table-cell table:formula="of:=POWER([.G19];[.G$23])" office:value-type="float" office:value="0" calcext:value-type="float">
            <text:p>0</text:p>
          </table:table-cell>
          <table:table-cell table:formula="of:=POWER([.H19];[.H$23])" office:value-type="float" office:value="0" calcext:value-type="float">
            <text:p>0</text:p>
          </table:table-cell>
          <table:table-cell table:formula="of:=SUM([.B42:.H42])/[.$J$23]" office:value-type="float" office:value="1.4985014985015" calcext:value-type="float">
            <text:p>1.4985014985</text:p>
          </table:table-cell>
          <table:table-cell table:formula="of:=POWER(PRODUCT([.B42:.H42]); 1/[.$J$23])" office:value-type="float" office:value="0" calcext:value-type="float">
            <text:p>0</text:p>
          </table:table-cell>
        </table:table-row>
        <table:table-row table:style-name="ro1">
          <table:table-cell table:formula="of:=[.A20]" office:value-type="float" office:value="0.045" calcext:value-type="float">
            <text:p>0.045</text:p>
          </table:table-cell>
          <table:table-cell table:formula="of:=POWER([.B20];[.B$23])" office:value-type="float" office:value="0" calcext:value-type="float">
            <text:p>0</text:p>
          </table:table-cell>
          <table:table-cell table:formula="of:=POWER([.C20];[.C$23])" office:value-type="float" office:value="1" calcext:value-type="float">
            <text:p>1</text:p>
          </table:table-cell>
          <table:table-cell table:formula="of:=POWER([.D20];[.D$23])" office:value-type="float" office:value="0" calcext:value-type="float">
            <text:p>0</text:p>
          </table:table-cell>
          <table:table-cell table:formula="of:=POWER([.E20];[.E$23])" office:value-type="float" office:value="1" calcext:value-type="float">
            <text:p>1</text:p>
          </table:table-cell>
          <table:table-cell table:formula="of:=POWER([.F20];[.F$23])" office:value-type="float" office:value="1" calcext:value-type="float">
            <text:p>1</text:p>
          </table:table-cell>
          <table:table-cell table:formula="of:=POWER([.G20];[.G$23])" office:value-type="float" office:value="0" calcext:value-type="float">
            <text:p>0</text:p>
          </table:table-cell>
          <table:table-cell table:formula="of:=POWER([.H20];[.H$23])" office:value-type="float" office:value="0" calcext:value-type="float">
            <text:p>0</text:p>
          </table:table-cell>
          <table:table-cell table:formula="of:=SUM([.B43:.H43])/[.$J$23]" office:value-type="float" office:value="1.4985014985015" calcext:value-type="float">
            <text:p>1.4985014985</text:p>
          </table:table-cell>
          <table:table-cell table:formula="of:=POWER(PRODUCT([.B43:.H43]); 1/[.$J$23])" office:value-type="float" office:value="0" calcext:value-type="float">
            <text:p>0</text:p>
          </table:table-cell>
        </table:table-row>
        <table:table-row table:style-name="ro1">
          <table:table-cell table:formula="of:=[.A21]" office:value-type="float" office:value="0.0475" calcext:value-type="float">
            <text:p>0.0475</text:p>
          </table:table-cell>
          <table:table-cell table:formula="of:=POWER([.B21];[.B$23])" office:value-type="float" office:value="0" calcext:value-type="float">
            <text:p>0</text:p>
          </table:table-cell>
          <table:table-cell table:formula="of:=POWER([.C21];[.C$23])" office:value-type="float" office:value="1" calcext:value-type="float">
            <text:p>1</text:p>
          </table:table-cell>
          <table:table-cell table:formula="of:=POWER([.D21];[.D$23])" office:value-type="float" office:value="0" calcext:value-type="float">
            <text:p>0</text:p>
          </table:table-cell>
          <table:table-cell table:formula="of:=POWER([.E21];[.E$23])" office:value-type="float" office:value="1" calcext:value-type="float">
            <text:p>1</text:p>
          </table:table-cell>
          <table:table-cell table:formula="of:=POWER([.F21];[.F$23])" office:value-type="float" office:value="1" calcext:value-type="float">
            <text:p>1</text:p>
          </table:table-cell>
          <table:table-cell table:formula="of:=POWER([.G21];[.G$23])" office:value-type="float" office:value="0" calcext:value-type="float">
            <text:p>0</text:p>
          </table:table-cell>
          <table:table-cell table:formula="of:=POWER([.H21];[.H$23])" office:value-type="float" office:value="0" calcext:value-type="float">
            <text:p>0</text:p>
          </table:table-cell>
          <table:table-cell table:formula="of:=SUM([.B44:.H44])/[.$J$23]" office:value-type="float" office:value="1.4985014985015" calcext:value-type="float">
            <text:p>1.4985014985</text:p>
          </table:table-cell>
          <table:table-cell table:formula="of:=POWER(PRODUCT([.B44:.H44]); 1/[.$J$23])" office:value-type="float" office:value="0" calcext:value-type="float">
            <text:p>0</text:p>
          </table:table-cell>
        </table:table-row>
      </table:table>
      <table:table table:name="Sheet1_3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number-columns-repeated="4" table:default-cell-style-name="Default"/>
        <table:table-row table:style-name="ro1">
          <table:table-cell office:value-type="string" calcext:value-type="string">
            <text:p># cutdep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444444" calcext:value-type="float">
            <text:p>0.0444444</text:p>
          </table:table-cell>
          <table:table-cell office:value-type="float" office:value="1" calcext:value-type="float">
            <text:p>1</text:p>
          </table:table-cell>
          <table:table-cell office:value-type="float" office:value="0.0292438" calcext:value-type="float">
            <text:p>0.0292438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0739286" calcext:value-type="float">
            <text:p>0.0739286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515625" calcext:value-type="float">
            <text:p>0.515625</text:p>
          </table:table-cell>
          <table:table-cell office:value-type="float" office:value="0.40632" calcext:value-type="float">
            <text:p>0.40632</text:p>
          </table:table-cell>
          <table:table-cell office:value-type="float" office:value="0.195163" calcext:value-type="float">
            <text:p>0.195163</text:p>
          </table:table-cell>
        </table:table-row>
        <table:table-row table:style-name="ro1">
          <table:table-cell office:value-type="float" office:value="0.0025" calcext:value-type="float">
            <text:p>0.0025</text:p>
          </table:table-cell>
          <table:table-cell office:value-type="float" office:value="0.0507726" calcext:value-type="float">
            <text:p>0.0507726</text:p>
          </table:table-cell>
          <table:table-cell office:value-type="float" office:value="1" calcext:value-type="float">
            <text:p>1</text:p>
          </table:table-cell>
          <table:table-cell office:value-type="float" office:value="0.030622" calcext:value-type="float">
            <text:p>0.030622</text:p>
          </table:table-cell>
          <table:table-cell office:value-type="float" office:value="0.229407" calcext:value-type="float">
            <text:p>0.229407</text:p>
          </table:table-cell>
          <table:table-cell office:value-type="float" office:value="0.0702224" calcext:value-type="float">
            <text:p>0.0702224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516875" calcext:value-type="float">
            <text:p>0.516875</text:p>
          </table:table-cell>
          <table:table-cell office:value-type="float" office:value="0.407197" calcext:value-type="float">
            <text:p>0.407197</text:p>
          </table:table-cell>
          <table:table-cell office:value-type="float" office:value="0.198935" calcext:value-type="float">
            <text:p>0.19893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309051" calcext:value-type="float">
            <text:p>0.0309051</text:p>
          </table:table-cell>
          <table:table-cell office:value-type="float" office:value="1" calcext:value-type="float">
            <text:p>1</text:p>
          </table:table-cell>
          <table:table-cell office:value-type="float" office:value="0.0411136" calcext:value-type="float">
            <text:p>0.0411136</text:p>
          </table:table-cell>
          <table:table-cell office:value-type="float" office:value="0.229407" calcext:value-type="float">
            <text:p>0.229407</text:p>
          </table:table-cell>
          <table:table-cell office:value-type="float" office:value="0.0682059" calcext:value-type="float">
            <text:p>0.0682059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520625" calcext:value-type="float">
            <text:p>0.520625</text:p>
          </table:table-cell>
          <table:table-cell office:value-type="float" office:value="0.406105" calcext:value-type="float">
            <text:p>0.406105</text:p>
          </table:table-cell>
          <table:table-cell office:value-type="float" office:value="0.192678" calcext:value-type="float">
            <text:p>0.192678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9823" calcext:value-type="float">
            <text:p>0.039823</text:p>
          </table:table-cell>
          <table:table-cell office:value-type="float" office:value="1" calcext:value-type="float">
            <text:p>1</text:p>
          </table:table-cell>
          <table:table-cell office:value-type="float" office:value="0.0456053" calcext:value-type="float">
            <text:p>0.0456053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0793207" calcext:value-type="float">
            <text:p>0.0793207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526875" calcext:value-type="float">
            <text:p>0.526875</text:p>
          </table:table-cell>
          <table:table-cell office:value-type="float" office:value="0.410375" calcext:value-type="float">
            <text:p>0.410375</text:p>
          </table:table-cell>
          <table:table-cell office:value-type="float" office:value="0.207425" calcext:value-type="float">
            <text:p>0.207425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266667" calcext:value-type="float">
            <text:p>0.0266667</text:p>
          </table:table-cell>
          <table:table-cell office:value-type="float" office:value="1" calcext:value-type="float">
            <text:p>1</text:p>
          </table:table-cell>
          <table:table-cell office:value-type="float" office:value="0.0458784" calcext:value-type="float">
            <text:p>0.0458784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0959969" calcext:value-type="float">
            <text:p>0.0959969</text:p>
          </table:table-cell>
          <table:table-cell office:value-type="float" office:value="0.95248" calcext:value-type="float">
            <text:p>0.95248</text:p>
          </table:table-cell>
          <table:table-cell office:value-type="float" office:value="0.535625" calcext:value-type="float">
            <text:p>0.535625</text:p>
          </table:table-cell>
          <table:table-cell office:value-type="float" office:value="0.412167" calcext:value-type="float">
            <text:p>0.412167</text:p>
          </table:table-cell>
          <table:table-cell office:value-type="float" office:value="0.201935" calcext:value-type="float">
            <text:p>0.201935</text:p>
          </table:table-cell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353982" calcext:value-type="float">
            <text:p>0.0353982</text:p>
          </table:table-cell>
          <table:table-cell office:value-type="float" office:value="1" calcext:value-type="float">
            <text:p>1</text:p>
          </table:table-cell>
          <table:table-cell office:value-type="float" office:value="0.0390146" calcext:value-type="float">
            <text:p>0.0390146</text:p>
          </table:table-cell>
          <table:table-cell office:value-type="float" office:value="0.228521" calcext:value-type="float">
            <text:p>0.228521</text:p>
          </table:table-cell>
          <table:table-cell office:value-type="float" office:value="0.106228" calcext:value-type="float">
            <text:p>0.106228</text:p>
          </table:table-cell>
          <table:table-cell office:value-type="float" office:value="0.952" calcext:value-type="float">
            <text:p>0.952</text:p>
          </table:table-cell>
          <table:table-cell office:value-type="float" office:value="0.546875" calcext:value-type="float">
            <text:p>0.546875</text:p>
          </table:table-cell>
          <table:table-cell office:value-type="float" office:value="0.415434" calcext:value-type="float">
            <text:p>0.415434</text:p>
          </table:table-cell>
          <table:table-cell office:value-type="float" office:value="0.20906" calcext:value-type="float">
            <text:p>0.20906</text:p>
          </table:table-cell>
        </table:table-row>
        <table:table-row table:style-name="ro1">
          <table:table-cell office:value-type="float" office:value="0.015" calcext:value-type="float">
            <text:p>0.015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office:value-type="float" office:value="0.0641129" calcext:value-type="float">
            <text:p>0.0641129</text:p>
          </table:table-cell>
          <table:table-cell office:value-type="float" office:value="0.225864" calcext:value-type="float">
            <text:p>0.225864</text:p>
          </table:table-cell>
          <table:table-cell office:value-type="float" office:value="0.121511" calcext:value-type="float">
            <text:p>0.121511</text:p>
          </table:table-cell>
          <table:table-cell office:value-type="float" office:value="0.925" calcext:value-type="float">
            <text:p>0.925</text:p>
          </table:table-cell>
          <table:table-cell office:value-type="float" office:value="0.560625" calcext:value-type="float">
            <text:p>0.560625</text:p>
          </table:table-cell>
          <table:table-cell office:value-type="float" office:value="0.419588" calcext:value-type="float">
            <text:p>0.419588</text:p>
          </table:table-cell>
          <table:table-cell office:value-type="float" office:value="0.232295" calcext:value-type="float">
            <text:p>0.232295</text:p>
          </table:table-cell>
        </table:table-row>
        <table:table-row table:style-name="ro1">
          <table:table-cell office:value-type="float" office:value="0.0175" calcext:value-type="float">
            <text:p>0.0175</text:p>
          </table:table-cell>
          <table:table-cell office:value-type="float" office:value="0.0397351" calcext:value-type="float">
            <text:p>0.0397351</text:p>
          </table:table-cell>
          <table:table-cell office:value-type="float" office:value="1" calcext:value-type="float">
            <text:p>1</text:p>
          </table:table-cell>
          <table:table-cell office:value-type="float" office:value="0.175792" calcext:value-type="float">
            <text:p>0.175792</text:p>
          </table:table-cell>
          <table:table-cell office:value-type="float" office:value="0.217892" calcext:value-type="float">
            <text:p>0.217892</text:p>
          </table:table-cell>
          <table:table-cell office:value-type="float" office:value="0.147127" calcext:value-type="float">
            <text:p>0.147127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0.576875" calcext:value-type="float">
            <text:p>0.576875</text:p>
          </table:table-cell>
          <table:table-cell office:value-type="float" office:value="0.432012" calcext:value-type="float">
            <text:p>0.432012</text:p>
          </table:table-cell>
          <table:table-cell office:value-type="float" office:value="0.272632" calcext:value-type="float">
            <text:p>0.272632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.0441501" calcext:value-type="float">
            <text:p>0.0441501</text:p>
          </table:table-cell>
          <table:table-cell office:value-type="float" office:value="1" calcext:value-type="float">
            <text:p>1</text:p>
          </table:table-cell>
          <table:table-cell office:value-type="float" office:value="0.311283" calcext:value-type="float">
            <text:p>0.311283</text:p>
          </table:table-cell>
          <table:table-cell office:value-type="float" office:value="0.19752" calcext:value-type="float">
            <text:p>0.19752</text:p>
          </table:table-cell>
          <table:table-cell office:value-type="float" office:value="0.160462" calcext:value-type="float">
            <text:p>0.160462</text:p>
          </table:table-cell>
          <table:table-cell office:value-type="float" office:value="0.7" calcext:value-type="float">
            <text:p>0.7</text:p>
          </table:table-cell>
          <table:table-cell office:value-type="float" office:value="0.595625" calcext:value-type="float">
            <text:p>0.595625</text:p>
          </table:table-cell>
          <table:table-cell office:value-type="float" office:value="0.429863" calcext:value-type="float">
            <text:p>0.429863</text:p>
          </table:table-cell>
          <table:table-cell office:value-type="float" office:value="0.29214" calcext:value-type="float">
            <text:p>0.29214</text:p>
          </table:table-cell>
        </table:table-row>
        <table:table-row table:style-name="ro1">
          <table:table-cell office:value-type="float" office:value="0.0225" calcext:value-type="float">
            <text:p>0.0225</text:p>
          </table:table-cell>
          <table:table-cell office:value-type="float" office:value="0.0176991" calcext:value-type="float">
            <text:p>0.0176991</text:p>
          </table:table-cell>
          <table:table-cell office:value-type="float" office:value="1" calcext:value-type="float">
            <text:p>1</text:p>
          </table:table-cell>
          <table:table-cell office:value-type="float" office:value="0.188283" calcext:value-type="float">
            <text:p>0.188283</text:p>
          </table:table-cell>
          <table:table-cell office:value-type="float" office:value="0.064659" calcext:value-type="float">
            <text:p>0.064659</text:p>
          </table:table-cell>
          <table:table-cell office:value-type="float" office:value="0.120424" calcext:value-type="float">
            <text:p>0.120424</text:p>
          </table:table-cell>
          <table:table-cell office:value-type="float" office:value="0" calcext:value-type="float">
            <text:p>0</text:p>
          </table:table-cell>
          <table:table-cell office:value-type="float" office:value="0.616875" calcext:value-type="float">
            <text:p>0.616875</text:p>
          </table:table-cell>
          <table:table-cell office:value-type="float" office:value="0.286849" calcext:value-type="float">
            <text:p>0.28684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5" calcext:value-type="float">
            <text:p>0.025</text:p>
          </table:table-cell>
          <table:table-cell office:value-type="float" office:value="0.00221729" calcext:value-type="float">
            <text:p>0.00221729</text:p>
          </table:table-cell>
          <table:table-cell office:value-type="float" office:value="1" calcext:value-type="float">
            <text:p>1</text:p>
          </table:table-cell>
          <table:table-cell office:value-type="float" office:value="0.105839" calcext:value-type="float">
            <text:p>0.105839</text:p>
          </table:table-cell>
          <table:table-cell office:value-type="float" office:value="0.0177148" calcext:value-type="float">
            <text:p>0.0177148</text:p>
          </table:table-cell>
          <table:table-cell office:value-type="float" office:value="0.0850257" calcext:value-type="float">
            <text:p>0.0850257</text:p>
          </table:table-cell>
          <table:table-cell office:value-type="float" office:value="0" calcext:value-type="float">
            <text:p>0</text:p>
          </table:table-cell>
          <table:table-cell office:value-type="float" office:value="0.640625" calcext:value-type="float">
            <text:p>0.640625</text:p>
          </table:table-cell>
          <table:table-cell office:value-type="float" office:value="0.264489" calcext:value-type="float">
            <text:p>0.2644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75" calcext:value-type="float">
            <text:p>0.027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25" calcext:value-type="float">
            <text:p>0.03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5" calcext:value-type="float">
            <text:p>0.03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75" calcext:value-type="float">
            <text:p>0.037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25" calcext:value-type="float">
            <text:p>0.042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5" calcext:value-type="float">
            <text:p>0.04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475" calcext:value-type="float">
            <text:p>0.0475</text:p>
          </table:table-cell>
          <table:table-cell table:number-columns-repeated="9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table:number-columns-repeated="9" office:value-type="float" office:value="0" calcext:value-type="float">
            <text:p>0</text:p>
          </table:table-cell>
        </table:table-row>
      </table:table>
      <table:table table:name="Sheet1_2" table:style-name="ta1">
        <table:table-column table:style-name="co15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# length</text:p>
          </table:table-cell>
          <table:table-cell office:value-type="string" calcext:value-type="string">
            <text:p><text:s/>success</text:p>
          </table:table-cell>
          <table:table-cell office:value-type="string" calcext:value-type="string">
            <text:p><text:s/>robustness</text:p>
          </table:table-cell>
          <table:table-cell office:value-type="string" calcext:value-type="string">
            <text:p><text:s/>alignment</text:p>
          </table:table-cell>
          <table:table-cell office:value-type="string" calcext:value-type="string">
            <text:p><text:s/>coverage</text:p>
          </table:table-cell>
          <table:table-cell office:value-type="string" calcext:value-type="string">
            <text:p><text:s/>wrench</text:p>
          </table:table-cell>
          <table:table-cell office:value-type="string" calcext:value-type="string">
            <text:p><text:s/>stress</text:p>
          </table:table-cell>
          <table:table-cell office:value-type="string" calcext:value-type="string">
            <text:p><text:s/>volume</text:p>
          </table:table-cell>
          <table:table-cell office:value-type="string" calcext:value-type="string">
            <text:p><text:s/>qsum</text:p>
          </table:table-cell>
          <table:table-cell office:value-type="string" calcext:value-type="string">
            <text:p><text:s/>qlog</text:p>
          </table:table-cell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85714" calcext:value-type="float">
            <text:p>0.2857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5" calcext:value-type="float">
            <text:p>0.95</text:p>
          </table:table-cell>
          <table:table-cell office:value-type="float" office:value="0.250461" calcext:value-type="float">
            <text:p>0.2504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9" calcext:value-type="float">
            <text:p>0.9</text:p>
          </table:table-cell>
          <table:table-cell office:value-type="float" office:value="0.243318" calcext:value-type="float">
            <text:p>0.24331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0.87234" calcext:value-type="float">
            <text:p>0.87234</text:p>
          </table:table-cell>
          <table:table-cell office:value-type="float" office:value="0.5625" calcext:value-type="float">
            <text:p>0.5625</text:p>
          </table:table-cell>
          <table:table-cell office:value-type="float" office:value="0.0388329" calcext:value-type="float">
            <text:p>0.0388329</text:p>
          </table:table-cell>
          <table:table-cell office:value-type="float" office:value="0.00251067" calcext:value-type="float">
            <text:p>0.00251067</text:p>
          </table:table-cell>
          <table:table-cell office:value-type="float" office:value="0.0539944" calcext:value-type="float">
            <text:p>0.053994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5" calcext:value-type="float">
            <text:p>0.85</text:p>
          </table:table-cell>
          <table:table-cell office:value-type="float" office:value="0.454772" calcext:value-type="float">
            <text:p>0.454772</text:p>
          </table:table-cell>
          <table:table-cell office:value-type="float" office:value="0.150681" calcext:value-type="float">
            <text:p>0.150681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.684211" calcext:value-type="float">
            <text:p>0.684211</text:p>
          </table:table-cell>
          <table:table-cell office:value-type="float" office:value="0.698925" calcext:value-type="float">
            <text:p>0.698925</text:p>
          </table:table-cell>
          <table:table-cell office:value-type="float" office:value="0.0225634" calcext:value-type="float">
            <text:p>0.0225634</text:p>
          </table:table-cell>
          <table:table-cell office:value-type="float" office:value="0.0285619" calcext:value-type="float">
            <text:p>0.0285619</text:p>
          </table:table-cell>
          <table:table-cell office:value-type="float" office:value="0.0433827" calcext:value-type="float">
            <text:p>0.043382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8" calcext:value-type="float">
            <text:p>0.8</text:p>
          </table:table-cell>
          <table:table-cell office:value-type="float" office:value="0.440124" calcext:value-type="float">
            <text:p>0.440124</text:p>
          </table:table-cell>
          <table:table-cell office:value-type="float" office:value="0.188927" calcext:value-type="float">
            <text:p>0.188927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0.648936" calcext:value-type="float">
            <text:p>0.648936</text:p>
          </table:table-cell>
          <table:table-cell office:value-type="float" office:value="0.752809" calcext:value-type="float">
            <text:p>0.752809</text:p>
          </table:table-cell>
          <table:table-cell office:value-type="float" office:value="0.090373" calcext:value-type="float">
            <text:p>0.090373</text:p>
          </table:table-cell>
          <table:table-cell office:value-type="float" office:value="0.115637" calcext:value-type="float">
            <text:p>0.115637</text:p>
          </table:table-cell>
          <table:table-cell office:value-type="float" office:value="0.070855" calcext:value-type="float">
            <text:p>0.0708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5" calcext:value-type="float">
            <text:p>0.75</text:p>
          </table:table-cell>
          <table:table-cell office:value-type="float" office:value="0.461691" calcext:value-type="float">
            <text:p>0.461691</text:p>
          </table:table-cell>
          <table:table-cell office:value-type="float" office:value="0.299846" calcext:value-type="float">
            <text:p>0.299846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.621053" calcext:value-type="float">
            <text:p>0.621053</text:p>
          </table:table-cell>
          <table:table-cell office:value-type="float" office:value="0.71875" calcext:value-type="float">
            <text:p>0.71875</text:p>
          </table:table-cell>
          <table:table-cell office:value-type="float" office:value="0.0482943" calcext:value-type="float">
            <text:p>0.0482943</text:p>
          </table:table-cell>
          <table:table-cell office:value-type="float" office:value="0.161818" calcext:value-type="float">
            <text:p>0.161818</text:p>
          </table:table-cell>
          <table:table-cell office:value-type="float" office:value="0.0741984" calcext:value-type="float">
            <text:p>0.0741984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7" calcext:value-type="float">
            <text:p>0.7</text:p>
          </table:table-cell>
          <table:table-cell office:value-type="float" office:value="0.446763" calcext:value-type="float">
            <text:p>0.446763</text:p>
          </table:table-cell>
          <table:table-cell office:value-type="float" office:value="0.283042" calcext:value-type="float">
            <text:p>0.283042</text:p>
          </table:table-cell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0.586957" calcext:value-type="float">
            <text:p>0.586957</text:p>
          </table:table-cell>
          <table:table-cell office:value-type="float" office:value="0.88764" calcext:value-type="float">
            <text:p>0.88764</text:p>
          </table:table-cell>
          <table:table-cell office:value-type="float" office:value="0.0315597" calcext:value-type="float">
            <text:p>0.0315597</text:p>
          </table:table-cell>
          <table:table-cell office:value-type="float" office:value="0.181053" calcext:value-type="float">
            <text:p>0.181053</text:p>
          </table:table-cell>
          <table:table-cell office:value-type="float" office:value="0.0825948" calcext:value-type="float">
            <text:p>0.082594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5" calcext:value-type="float">
            <text:p>0.65</text:p>
          </table:table-cell>
          <table:table-cell office:value-type="float" office:value="0.460433" calcext:value-type="float">
            <text:p>0.460433</text:p>
          </table:table-cell>
          <table:table-cell office:value-type="float" office:value="0.278016" calcext:value-type="float">
            <text:p>0.278016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.630435" calcext:value-type="float">
            <text:p>0.630435</text:p>
          </table:table-cell>
          <table:table-cell office:value-type="float" office:value="0.755556" calcext:value-type="float">
            <text:p>0.755556</text:p>
          </table:table-cell>
          <table:table-cell office:value-type="float" office:value="0.143421" calcext:value-type="float">
            <text:p>0.143421</text:p>
          </table:table-cell>
          <table:table-cell office:value-type="float" office:value="0.201878" calcext:value-type="float">
            <text:p>0.201878</text:p>
          </table:table-cell>
          <table:table-cell office:value-type="float" office:value="0.0956555" calcext:value-type="float">
            <text:p>0.095655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6" calcext:value-type="float">
            <text:p>0.6</text:p>
          </table:table-cell>
          <table:table-cell office:value-type="float" office:value="0.461453" calcext:value-type="float">
            <text:p>0.461453</text:p>
          </table:table-cell>
          <table:table-cell office:value-type="float" office:value="0.349405" calcext:value-type="float">
            <text:p>0.349405</text:p>
          </table:table-cell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0.640449" calcext:value-type="float">
            <text:p>0.640449</text:p>
          </table:table-cell>
          <table:table-cell office:value-type="float" office:value="0.795455" calcext:value-type="float">
            <text:p>0.795455</text:p>
          </table:table-cell>
          <table:table-cell office:value-type="float" office:value="0.135444" calcext:value-type="float">
            <text:p>0.135444</text:p>
          </table:table-cell>
          <table:table-cell office:value-type="float" office:value="0.235795" calcext:value-type="float">
            <text:p>0.235795</text:p>
          </table:table-cell>
          <table:table-cell office:value-type="float" office:value="0.0981708" calcext:value-type="float">
            <text:p>0.0981708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5" calcext:value-type="float">
            <text:p>0.55</text:p>
          </table:table-cell>
          <table:table-cell office:value-type="float" office:value="0.465506" calcext:value-type="float">
            <text:p>0.465506</text:p>
          </table:table-cell>
          <table:table-cell office:value-type="float" office:value="0.354648" calcext:value-type="float">
            <text:p>0.354648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88889" calcext:value-type="float">
            <text:p>0.688889</text:p>
          </table:table-cell>
          <table:table-cell office:value-type="float" office:value="0.814433" calcext:value-type="float">
            <text:p>0.814433</text:p>
          </table:table-cell>
          <table:table-cell office:value-type="float" office:value="0.104468" calcext:value-type="float">
            <text:p>0.104468</text:p>
          </table:table-cell>
          <table:table-cell office:value-type="float" office:value="0.242775" calcext:value-type="float">
            <text:p>0.242775</text:p>
          </table:table-cell>
          <table:table-cell office:value-type="float" office:value="0.0843369" calcext:value-type="float">
            <text:p>0.084336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5" calcext:value-type="float">
            <text:p>0.5</text:p>
          </table:table-cell>
          <table:table-cell office:value-type="float" office:value="0.462589" calcext:value-type="float">
            <text:p>0.462589</text:p>
          </table:table-cell>
          <table:table-cell office:value-type="float" office:value="0.33585" calcext:value-type="float">
            <text:p>0.33585</text:p>
          </table:table-cell>
        </table:table-row>
        <table:table-row table:style-name="ro1">
          <table:table-cell office:value-type="float" office:value="0.11" calcext:value-type="float">
            <text:p>0.11</text:p>
          </table:table-cell>
          <table:table-cell office:value-type="float" office:value="0.719101" calcext:value-type="float">
            <text:p>0.719101</text:p>
          </table:table-cell>
          <table:table-cell office:value-type="float" office:value="0.808511" calcext:value-type="float">
            <text:p>0.808511</text:p>
          </table:table-cell>
          <table:table-cell office:value-type="float" office:value="0.0912277" calcext:value-type="float">
            <text:p>0.0912277</text:p>
          </table:table-cell>
          <table:table-cell office:value-type="float" office:value="0.255385" calcext:value-type="float">
            <text:p>0.255385</text:p>
          </table:table-cell>
          <table:table-cell office:value-type="float" office:value="0.0884846" calcext:value-type="float">
            <text:p>0.0884846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5" calcext:value-type="float">
            <text:p>0.45</text:p>
          </table:table-cell>
          <table:table-cell office:value-type="float" office:value="0.459419" calcext:value-type="float">
            <text:p>0.459419</text:p>
          </table:table-cell>
          <table:table-cell office:value-type="float" office:value="0.330773" calcext:value-type="float">
            <text:p>0.330773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.763441" calcext:value-type="float">
            <text:p>0.763441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78826" calcext:value-type="float">
            <text:p>0.178826</text:p>
          </table:table-cell>
          <table:table-cell office:value-type="float" office:value="0.267692" calcext:value-type="float">
            <text:p>0.267692</text:p>
          </table:table-cell>
          <table:table-cell office:value-type="float" office:value="0.0845177" calcext:value-type="float">
            <text:p>0.08451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4" calcext:value-type="float">
            <text:p>0.4</text:p>
          </table:table-cell>
          <table:table-cell office:value-type="float" office:value="0.481999" calcext:value-type="float">
            <text:p>0.481999</text:p>
          </table:table-cell>
          <table:table-cell office:value-type="float" office:value="0.365394" calcext:value-type="float">
            <text:p>0.365394</text:p>
          </table:table-cell>
        </table:table-row>
        <table:table-row table:style-name="ro1">
          <table:table-cell office:value-type="float" office:value="0.13" calcext:value-type="float">
            <text:p>0.13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65979" calcext:value-type="float">
            <text:p>0.865979</text:p>
          </table:table-cell>
          <table:table-cell office:value-type="float" office:value="0.102739" calcext:value-type="float">
            <text:p>0.102739</text:p>
          </table:table-cell>
          <table:table-cell office:value-type="float" office:value="0.283019" calcext:value-type="float">
            <text:p>0.283019</text:p>
          </table:table-cell>
          <table:table-cell office:value-type="float" office:value="0.0905181" calcext:value-type="float">
            <text:p>0.09051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5" calcext:value-type="float">
            <text:p>0.35</text:p>
          </table:table-cell>
          <table:table-cell office:value-type="float" office:value="0.470479" calcext:value-type="float">
            <text:p>0.470479</text:p>
          </table:table-cell>
          <table:table-cell office:value-type="float" office:value="0.338692" calcext:value-type="float">
            <text:p>0.338692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.8" calcext:value-type="float">
            <text:p>0.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118466" calcext:value-type="float">
            <text:p>0.118466</text:p>
          </table:table-cell>
          <table:table-cell office:value-type="float" office:value="0.277259" calcext:value-type="float">
            <text:p>0.277259</text:p>
          </table:table-cell>
          <table:table-cell office:value-type="float" office:value="0.0857973" calcext:value-type="float">
            <text:p>0.0857973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3" calcext:value-type="float">
            <text:p>0.3</text:p>
          </table:table-cell>
          <table:table-cell office:value-type="float" office:value="0.456468" calcext:value-type="float">
            <text:p>0.456468</text:p>
          </table:table-cell>
          <table:table-cell office:value-type="float" office:value="0.331542" calcext:value-type="float">
            <text:p>0.331542</text:p>
          </table:table-cell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5" calcext:value-type="float">
            <text:p>0.875</text:p>
          </table:table-cell>
          <table:table-cell office:value-type="float" office:value="0.162221" calcext:value-type="float">
            <text:p>0.162221</text:p>
          </table:table-cell>
          <table:table-cell office:value-type="float" office:value="0.271028" calcext:value-type="float">
            <text:p>0.271028</text:p>
          </table:table-cell>
          <table:table-cell office:value-type="float" office:value="0.0861277" calcext:value-type="float">
            <text:p>0.086127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5" calcext:value-type="float">
            <text:p>0.25</text:p>
          </table:table-cell>
          <table:table-cell office:value-type="float" office:value="0.463639" calcext:value-type="float">
            <text:p>0.463639</text:p>
          </table:table-cell>
          <table:table-cell office:value-type="float" office:value="0.340518" calcext:value-type="float">
            <text:p>0.34051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.776596" calcext:value-type="float">
            <text:p>0.776596</text:p>
          </table:table-cell>
          <table:table-cell office:value-type="float" office:value="0.896907" calcext:value-type="float">
            <text:p>0.896907</text:p>
          </table:table-cell>
          <table:table-cell office:value-type="float" office:value="0.11877" calcext:value-type="float">
            <text:p>0.11877</text:p>
          </table:table-cell>
          <table:table-cell office:value-type="float" office:value="0.27673" calcext:value-type="float">
            <text:p>0.27673</text:p>
          </table:table-cell>
          <table:table-cell office:value-type="float" office:value="0.0868339" calcext:value-type="float">
            <text:p>0.0868339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2" calcext:value-type="float">
            <text:p>0.2</text:p>
          </table:table-cell>
          <table:table-cell office:value-type="float" office:value="0.451294" calcext:value-type="float">
            <text:p>0.451294</text:p>
          </table:table-cell>
          <table:table-cell office:value-type="float" office:value="0.316671" calcext:value-type="float">
            <text:p>0.316671</text:p>
          </table:table-cell>
        </table:table-row>
        <table:table-row table:style-name="ro1">
          <table:table-cell office:value-type="float" office:value="0.17" calcext:value-type="float">
            <text:p>0.17</text:p>
          </table:table-cell>
          <table:table-cell office:value-type="float" office:value="0.789474" calcext:value-type="float">
            <text:p>0.789474</text:p>
          </table:table-cell>
          <table:table-cell office:value-type="float" office:value="0.927083" calcext:value-type="float">
            <text:p>0.927083</text:p>
          </table:table-cell>
          <table:table-cell office:value-type="float" office:value="0.116305" calcext:value-type="float">
            <text:p>0.116305</text:p>
          </table:table-cell>
          <table:table-cell office:value-type="float" office:value="0.280255" calcext:value-type="float">
            <text:p>0.280255</text:p>
          </table:table-cell>
          <table:table-cell office:value-type="float" office:value="0.0865237" calcext:value-type="float">
            <text:p>0.0865237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5" calcext:value-type="float">
            <text:p>0.15</text:p>
          </table:table-cell>
          <table:table-cell office:value-type="float" office:value="0.450409" calcext:value-type="float">
            <text:p>0.450409</text:p>
          </table:table-cell>
          <table:table-cell office:value-type="float" office:value="0.305559" calcext:value-type="float">
            <text:p>0.305559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.810526" calcext:value-type="float">
            <text:p>0.810526</text:p>
          </table:table-cell>
          <table:table-cell office:value-type="float" office:value="0.88172" calcext:value-type="float">
            <text:p>0.88172</text:p>
          </table:table-cell>
          <table:table-cell office:value-type="float" office:value="0.12856" calcext:value-type="float">
            <text:p>0.12856</text:p>
          </table:table-cell>
          <table:table-cell office:value-type="float" office:value="0.287975" calcext:value-type="float">
            <text:p>0.287975</text:p>
          </table:table-cell>
          <table:table-cell office:value-type="float" office:value="0.08405" calcext:value-type="float">
            <text:p>0.08405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1" calcext:value-type="float">
            <text:p>0.1</text:p>
          </table:table-cell>
          <table:table-cell office:value-type="float" office:value="0.442294" calcext:value-type="float">
            <text:p>0.442294</text:p>
          </table:table-cell>
          <table:table-cell office:value-type="float" office:value="0.291449" calcext:value-type="float">
            <text:p>0.291449</text:p>
          </table:table-cell>
        </table:table-row>
        <table:table-row table:style-name="ro1">
          <table:table-cell office:value-type="float" office:value="0.19" calcext:value-type="float">
            <text:p>0.19</text:p>
          </table:table-cell>
          <table:table-cell office:value-type="float" office:value="0.797872" calcext:value-type="float">
            <text:p>0.797872</text:p>
          </table:table-cell>
          <table:table-cell office:value-type="float" office:value="0.876289" calcext:value-type="float">
            <text:p>0.876289</text:p>
          </table:table-cell>
          <table:table-cell office:value-type="float" office:value="0.106234" calcext:value-type="float">
            <text:p>0.106234</text:p>
          </table:table-cell>
          <table:table-cell office:value-type="float" office:value="0.283439" calcext:value-type="float">
            <text:p>0.283439</text:p>
          </table:table-cell>
          <table:table-cell office:value-type="float" office:value="0.0875981" calcext:value-type="float">
            <text:p>0.0875981</text:p>
          </table:table-cell>
          <table:table-cell office:value-type="float" office:value="0.803225" calcext:value-type="float">
            <text:p>0.803225</text:p>
          </table:table-cell>
          <table:table-cell office:value-type="float" office:value="0.05" calcext:value-type="float">
            <text:p>0.05</text:p>
          </table:table-cell>
          <table:table-cell office:value-type="float" office:value="0.429237" calcext:value-type="float">
            <text:p>0.429237</text:p>
          </table:table-cell>
          <table:table-cell office:value-type="float" office:value="0.257006" calcext:value-type="float">
            <text:p>0.257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 style:data-style-name="N2" text:time-value="12:19:24.13912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3T12:22:37.045938812</dc:date>
    <meta:generator>LibreOffice/4.2.8.2$Linux_X86_64 LibreOffice_project/420m0$Build-2</meta:generator>
    <meta:editing-duration>PT7M5S</meta:editing-duration>
    <meta:editing-cycles>6</meta:editing-cycles>
    <meta:document-statistic meta:table-count="3" meta:cell-count="8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2.862cm" svg:y="2.71cm" style:legend-expansion="high" chart:style-name="ch2"/>
        <chart:plot-area chart:style-name="ch3" table:cell-range-address="Sheet1.A2:Sheet1.H21 Sheet1.B1:Sheet1.H1" chart:data-source-has-labels="row" svg:x="0.32cm" svg:y="0.18cm" svg:width="12.222cm" svg:height="8.646cm">
          <chartooo:coordinate-region svg:x="1.047cm" svg:y="0.38cm" svg:width="11.163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21" chart:label-cell-address="Sheet1.B1:Sheet1.B1" chart:class="chart:scatter">
            <chart:domain table:cell-range-address="Sheet1.A2:Sheet1.A21"/>
            <chart:data-point chart:repeated="20"/>
          </chart:series>
          <chart:series chart:style-name="ch7" chart:values-cell-range-address="Sheet1.C2:Sheet1.C21" chart:label-cell-address="Sheet1.C1:Sheet1.C1" chart:class="chart:scatter">
            <chart:data-point chart:repeated="20"/>
          </chart:series>
          <chart:series chart:style-name="ch8" chart:values-cell-range-address="Sheet1.D2:Sheet1.D21" chart:label-cell-address="Sheet1.D1:Sheet1.D1" chart:class="chart:scatter">
            <chart:data-point chart:repeated="20"/>
          </chart:series>
          <chart:series chart:style-name="ch9" chart:values-cell-range-address="Sheet1.E2:Sheet1.E21" chart:label-cell-address="Sheet1.E1:Sheet1.E1" chart:class="chart:scatter">
            <chart:data-point chart:repeated="20"/>
          </chart:series>
          <chart:series chart:style-name="ch10" chart:values-cell-range-address="Sheet1.F2:Sheet1.F21" chart:label-cell-address="Sheet1.F1:Sheet1.F1" chart:class="chart:scatter">
            <chart:data-point chart:repeated="20"/>
          </chart:series>
          <chart:series chart:style-name="ch11" chart:values-cell-range-address="Sheet1.G2:Sheet1.G21" chart:label-cell-address="Sheet1.G1:Sheet1.G1" chart:class="chart:scatter">
            <chart:data-point chart:repeated="20"/>
          </chart:series>
          <chart:series chart:style-name="ch12" chart:values-cell-range-address="Sheet1.H2:Sheet1.H21" chart:label-cell-address="Sheet1.H1:Sheet1.H1" chart:class="chart:scatter"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success</text:p>
                <draw:g>
                  <svg:desc>Sheet1.B1:Sheet1.B1</svg:desc>
                </draw:g>
              </table:table-cell>
              <table:table-cell office:value-type="string">
                <text:p> robustness</text:p>
                <draw:g>
                  <svg:desc>Sheet1.C1:Sheet1.C1</svg:desc>
                </draw:g>
              </table:table-cell>
              <table:table-cell office:value-type="string">
                <text:p> alignment</text:p>
                <draw:g>
                  <svg:desc>Sheet1.D1:Sheet1.D1</svg:desc>
                </draw:g>
              </table:table-cell>
              <table:table-cell office:value-type="string">
                <text:p> coverage</text:p>
                <draw:g>
                  <svg:desc>Sheet1.E1:Sheet1.E1</svg:desc>
                </draw:g>
              </table:table-cell>
              <table:table-cell office:value-type="string">
                <text:p> wrench</text:p>
                <draw:g>
                  <svg:desc>Sheet1.F1:Sheet1.F1</svg:desc>
                </draw:g>
              </table:table-cell>
              <table:table-cell office:value-type="string">
                <text:p> stress</text:p>
                <draw:g>
                  <svg:desc>Sheet1.G1:Sheet1.G1</svg:desc>
                </draw:g>
              </table:table-cell>
              <table:table-cell office:value-type="string">
                <text:p> volume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21</svg:desc>
                </draw:g>
              </table:table-cell>
              <table:table-cell office:value-type="float" office:value="0.0444444">
                <text:p>0.0444444</text:p>
                <draw:g>
                  <svg:desc>Sheet1.B2:Sheet1.B21</svg:desc>
                </draw:g>
              </table:table-cell>
              <table:table-cell office:value-type="float" office:value="1">
                <text:p>1</text:p>
                <draw:g>
                  <svg:desc>Sheet1.C2:Sheet1.C21</svg:desc>
                </draw:g>
              </table:table-cell>
              <table:table-cell office:value-type="float" office:value="0.0292438">
                <text:p>0.0292438</text:p>
                <draw:g>
                  <svg:desc>Sheet1.D2:Sheet1.D21</svg:desc>
                </draw:g>
              </table:table-cell>
              <table:table-cell office:value-type="float" office:value="0.228521">
                <text:p>0.228521</text:p>
                <draw:g>
                  <svg:desc>Sheet1.E2:Sheet1.E21</svg:desc>
                </draw:g>
              </table:table-cell>
              <table:table-cell office:value-type="float" office:value="0.0739286">
                <text:p>0.0739286</text:p>
                <draw:g>
                  <svg:desc>Sheet1.F2:Sheet1.F21</svg:desc>
                </draw:g>
              </table:table-cell>
              <table:table-cell office:value-type="float" office:value="0.95248">
                <text:p>0.95248</text:p>
                <draw:g>
                  <svg:desc>Sheet1.G2:Sheet1.G21</svg:desc>
                </draw:g>
              </table:table-cell>
              <table:table-cell office:value-type="float" office:value="0.515625">
                <text:p>0.515625</text:p>
                <draw:g>
                  <svg:desc>Sheet1.H2:Sheet1.H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0.0507726">
                <text:p>0.0507726</text:p>
              </table:table-cell>
              <table:table-cell office:value-type="float" office:value="1">
                <text:p>1</text:p>
              </table:table-cell>
              <table:table-cell office:value-type="float" office:value="0.030622">
                <text:p>0.030622</text:p>
              </table:table-cell>
              <table:table-cell office:value-type="float" office:value="0.229407">
                <text:p>0.229407</text:p>
              </table:table-cell>
              <table:table-cell office:value-type="float" office:value="0.0702224">
                <text:p>0.0702224</text:p>
              </table:table-cell>
              <table:table-cell office:value-type="float" office:value="0.95248">
                <text:p>0.95248</text:p>
              </table:table-cell>
              <table:table-cell office:value-type="float" office:value="0.516875">
                <text:p>0.51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0.0309051">
                <text:p>0.0309051</text:p>
              </table:table-cell>
              <table:table-cell office:value-type="float" office:value="1">
                <text:p>1</text:p>
              </table:table-cell>
              <table:table-cell office:value-type="float" office:value="0.0411136">
                <text:p>0.0411136</text:p>
              </table:table-cell>
              <table:table-cell office:value-type="float" office:value="0.229407">
                <text:p>0.229407</text:p>
              </table:table-cell>
              <table:table-cell office:value-type="float" office:value="0.0682059">
                <text:p>0.0682059</text:p>
              </table:table-cell>
              <table:table-cell office:value-type="float" office:value="0.95248">
                <text:p>0.95248</text:p>
              </table:table-cell>
              <table:table-cell office:value-type="float" office:value="0.520625">
                <text:p>0.520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0.039823">
                <text:p>0.039823</text:p>
              </table:table-cell>
              <table:table-cell office:value-type="float" office:value="1">
                <text:p>1</text:p>
              </table:table-cell>
              <table:table-cell office:value-type="float" office:value="0.0456053">
                <text:p>0.0456053</text:p>
              </table:table-cell>
              <table:table-cell office:value-type="float" office:value="0.228521">
                <text:p>0.228521</text:p>
              </table:table-cell>
              <table:table-cell office:value-type="float" office:value="0.0793207">
                <text:p>0.0793207</text:p>
              </table:table-cell>
              <table:table-cell office:value-type="float" office:value="0.95248">
                <text:p>0.95248</text:p>
              </table:table-cell>
              <table:table-cell office:value-type="float" office:value="0.526875">
                <text:p>0.526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0266667">
                <text:p>0.0266667</text:p>
              </table:table-cell>
              <table:table-cell office:value-type="float" office:value="1">
                <text:p>1</text:p>
              </table:table-cell>
              <table:table-cell office:value-type="float" office:value="0.0458784">
                <text:p>0.0458784</text:p>
              </table:table-cell>
              <table:table-cell office:value-type="float" office:value="0.228521">
                <text:p>0.228521</text:p>
              </table:table-cell>
              <table:table-cell office:value-type="float" office:value="0.0959969">
                <text:p>0.0959969</text:p>
              </table:table-cell>
              <table:table-cell office:value-type="float" office:value="0.95248">
                <text:p>0.95248</text:p>
              </table:table-cell>
              <table:table-cell office:value-type="float" office:value="0.535625">
                <text:p>0.535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0.0353982">
                <text:p>0.0353982</text:p>
              </table:table-cell>
              <table:table-cell office:value-type="float" office:value="1">
                <text:p>1</text:p>
              </table:table-cell>
              <table:table-cell office:value-type="float" office:value="0.0390146">
                <text:p>0.0390146</text:p>
              </table:table-cell>
              <table:table-cell office:value-type="float" office:value="0.228521">
                <text:p>0.228521</text:p>
              </table:table-cell>
              <table:table-cell office:value-type="float" office:value="0.106228">
                <text:p>0.106228</text:p>
              </table:table-cell>
              <table:table-cell office:value-type="float" office:value="0.952">
                <text:p>0.952</text:p>
              </table:table-cell>
              <table:table-cell office:value-type="float" office:value="0.546875">
                <text:p>0.546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0641129">
                <text:p>0.0641129</text:p>
              </table:table-cell>
              <table:table-cell office:value-type="float" office:value="0.225864">
                <text:p>0.225864</text:p>
              </table:table-cell>
              <table:table-cell office:value-type="float" office:value="0.121511">
                <text:p>0.121511</text:p>
              </table:table-cell>
              <table:table-cell office:value-type="float" office:value="0.925">
                <text:p>0.925</text:p>
              </table:table-cell>
              <table:table-cell office:value-type="float" office:value="0.560625">
                <text:p>0.5606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0.0397351">
                <text:p>0.0397351</text:p>
              </table:table-cell>
              <table:table-cell office:value-type="float" office:value="1">
                <text:p>1</text:p>
              </table:table-cell>
              <table:table-cell office:value-type="float" office:value="0.175792">
                <text:p>0.175792</text:p>
              </table:table-cell>
              <table:table-cell office:value-type="float" office:value="0.217892">
                <text:p>0.217892</text:p>
              </table:table-cell>
              <table:table-cell office:value-type="float" office:value="0.147127">
                <text:p>0.147127</text:p>
              </table:table-cell>
              <table:table-cell office:value-type="float" office:value="0.866667">
                <text:p>0.866667</text:p>
              </table:table-cell>
              <table:table-cell office:value-type="float" office:value="0.576875">
                <text:p>0.5768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0.0441501">
                <text:p>0.0441501</text:p>
              </table:table-cell>
              <table:table-cell office:value-type="float" office:value="1">
                <text:p>1</text:p>
              </table:table-cell>
              <table:table-cell office:value-type="float" office:value="0.311283">
                <text:p>0.311283</text:p>
              </table:table-cell>
              <table:table-cell office:value-type="float" office:value="0.19752">
                <text:p>0.19752</text:p>
              </table:table-cell>
              <table:table-cell office:value-type="float" office:value="0.160462">
                <text:p>0.160462</text:p>
              </table:table-cell>
              <table:table-cell office:value-type="float" office:value="0.7">
                <text:p>0.7</text:p>
              </table:table-cell>
              <table:table-cell office:value-type="float" office:value="0.595625">
                <text:p>0.5956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0.0176991">
                <text:p>0.0176991</text:p>
              </table:table-cell>
              <table:table-cell office:value-type="float" office:value="1">
                <text:p>1</text:p>
              </table:table-cell>
              <table:table-cell office:value-type="float" office:value="0.188283">
                <text:p>0.188283</text:p>
              </table:table-cell>
              <table:table-cell office:value-type="float" office:value="0.064659">
                <text:p>0.064659</text:p>
              </table:table-cell>
              <table:table-cell office:value-type="float" office:value="0.120424">
                <text:p>0.120424</text:p>
              </table:table-cell>
              <table:table-cell office:value-type="float" office:value="0">
                <text:p>0</text:p>
              </table:table-cell>
              <table:table-cell office:value-type="float" office:value="0.616875">
                <text:p>0.6168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0.00221729">
                <text:p>0.00221729</text:p>
              </table:table-cell>
              <table:table-cell office:value-type="float" office:value="1">
                <text:p>1</text:p>
              </table:table-cell>
              <table:table-cell office:value-type="float" office:value="0.105839">
                <text:p>0.105839</text:p>
              </table:table-cell>
              <table:table-cell office:value-type="float" office:value="0.0177148">
                <text:p>0.0177148</text:p>
              </table:table-cell>
              <table:table-cell office:value-type="float" office:value="0.0850257">
                <text:p>0.0850257</text:p>
              </table:table-cell>
              <table:table-cell office:value-type="float" office:value="0">
                <text:p>0</text:p>
              </table:table-cell>
              <table:table-cell office:value-type="float" office:value="0.640625">
                <text:p>0.6406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5cm" svg:height="9.006cm" xlink:href=".." xlink:type="simple" chart:class="chart:scatter" chart:style-name="ch1">
        <chart:legend chart:legend-position="end" svg:x="13.708cm" svg:y="3.955cm" style:legend-expansion="high" chart:style-name="ch2"/>
        <chart:plot-area chart:style-name="ch3" table:cell-range-address="Sheet1.A25:Sheet1.A44 Sheet1.I24:Sheet1.J44" chart:data-source-has-labels="row" svg:x="0.32cm" svg:y="0.18cm" svg:width="13.068cm" svg:height="8.646cm">
          <chartooo:coordinate-region svg:x="1.047cm" svg:y="0.379cm" svg:width="12.00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25:Sheet1.I44" chart:label-cell-address="Sheet1.I24:Sheet1.I24" chart:class="chart:scatter">
            <chart:domain table:cell-range-address="Sheet1.A25:Sheet1.A44"/>
            <chart:data-point chart:repeated="20"/>
          </chart:series>
          <chart:series chart:style-name="ch7" chart:values-cell-range-address="Sheet1.J25:Sheet1.J44" chart:label-cell-address="Sheet1.J24:Sheet1.J24" chart:class="chart:scatter"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qsum</text:p>
                <draw:g>
                  <svg:desc>Sheet1.I24:Sheet1.I24</svg:desc>
                </draw:g>
              </table:table-cell>
              <table:table-cell office:value-type="string">
                <text:p> qlog</text:p>
                <draw:g>
                  <svg:desc>Sheet1.J24:Sheet1.J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5:Sheet1.A44</svg:desc>
                </draw:g>
              </table:table-cell>
              <table:table-cell office:value-type="float" office:value="2.53395472468328">
                <text:p>2.53395472468328</text:p>
                <draw:g>
                  <svg:desc>Sheet1.I25:Sheet1.I44</svg:desc>
                </draw:g>
              </table:table-cell>
              <table:table-cell office:value-type="float" office:value="0.0361587000319337">
                <text:p>0.0361587000319337</text:p>
                <draw:g>
                  <svg:desc>Sheet1.J25:Sheet1.J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25">
                <text:p>0.0025</text:p>
              </table:table-cell>
              <table:table-cell office:value-type="float" office:value="2.53780528397815">
                <text:p>2.53780528397815</text:p>
              </table:table-cell>
              <table:table-cell office:value-type="float" office:value="0.0395439927724574">
                <text:p>0.03954399277245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">
                <text:p>0.005</text:p>
              </table:table-cell>
              <table:table-cell office:value-type="float" office:value="2.53312562573842">
                <text:p>2.53312562573842</text:p>
              </table:table-cell>
              <table:table-cell office:value-type="float" office:value="0.0357521544603176">
                <text:p>0.0357521544603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75">
                <text:p>0.0075</text:p>
              </table:table-cell>
              <table:table-cell office:value-type="float" office:value="2.53982968447985">
                <text:p>2.53982968447985</text:p>
              </table:table-cell>
              <table:table-cell office:value-type="float" office:value="0.0427360258091917">
                <text:p>0.04273602580919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2.53340274169518">
                <text:p>2.53340274169518</text:p>
              </table:table-cell>
              <table:table-cell office:value-type="float" office:value="0.0350830651679605">
                <text:p>0.03508306516796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5">
                <text:p>0.0125</text:p>
              </table:table-cell>
              <table:table-cell office:value-type="float" office:value="2.53434578323396">
                <text:p>2.53434578323396</text:p>
              </table:table-cell>
              <table:table-cell office:value-type="float" office:value="0.0372727159932911">
                <text:p>0.03727271599329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5">
                <text:p>0.015</text:p>
              </table:table-cell>
              <table:table-cell office:value-type="float" office:value="2.54917902390989">
                <text:p>2.54917902390989</text:p>
              </table:table-cell>
              <table:table-cell office:value-type="float" office:value="0.050775529276725">
                <text:p>0.0507755292767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75">
                <text:p>0.0175</text:p>
              </table:table-cell>
              <table:table-cell office:value-type="float" office:value="2.60481220349611">
                <text:p>2.60481220349611</text:p>
              </table:table-cell>
              <table:table-cell office:value-type="float" office:value="0.0837554666310094">
                <text:p>0.08375546663100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">
                <text:p>0.02</text:p>
              </table:table-cell>
              <table:table-cell office:value-type="float" office:value="2.67460463479813">
                <text:p>2.67460463479813</text:p>
              </table:table-cell>
              <table:table-cell office:value-type="float" office:value="0.117431281198845">
                <text:p>0.117431281198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25">
                <text:p>0.0225</text:p>
              </table:table-cell>
              <table:table-cell office:value-type="float" office:value="2.10064891498494">
                <text:p>2.100648914984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25">
                <text:p>0.025</text:p>
              </table:table-cell>
              <table:table-cell office:value-type="float" office:value="2.05175378527452">
                <text:p>2.051753785274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75">
                <text:p>0.027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">
                <text:p>0.03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25">
                <text:p>0.032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5">
                <text:p>0.03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75">
                <text:p>0.037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">
                <text:p>0.04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5">
                <text:p>0.042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">
                <text:p>0.04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75">
                <text:p>0.0475</text:p>
              </table:table-cell>
              <table:table-cell office:value-type="float" office:value="1.4985014985015">
                <text:p>1.498501498501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